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27.24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29.54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41.9pt"/>
    </style:style>
    <style:style style:name="co12" style:family="table-column">
      <style:table-column-properties fo:break-before="auto" style:column-width="28.8pt"/>
    </style:style>
    <style:style style:name="co13" style:family="table-column">
      <style:table-column-properties fo:break-before="auto" style:column-width="14.0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lph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bitmap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-</text:p>
          </table:table-cell>
          <table:table-cell office:value-type="float" office:value="3024" calcext:value-type="float">
            <text:p>3024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dimensio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x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breakdown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(15</text:p>
          </table:table-cell>
          <table:table-cell office:value-type="string" calcext:value-type="string">
            <text:p>7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3</text:p>
          </table:table-cell>
          <table:table-cell office:value-type="string" calcext:value-type="string">
            <text:p>27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1....1111111....</text:p>
          </table:table-cell>
          <table:table-cell table:number-columns-repeated="2"/>
          <table:table-cell office:value-type="string" calcext:value-type="string">
            <text:p>0x1fc3e</text:p>
          </table:table-cell>
          <table:table-cell office:value-type="float" office:value="130110" calcext:value-type="float">
            <text:p>13011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1..1..111111111...</text:p>
          </table:table-cell>
          <table:table-cell table:number-columns-repeated="2"/>
          <table:table-cell office:value-type="string" calcext:value-type="string">
            <text:p>0x3fe4a</text:p>
          </table:table-cell>
          <table:table-cell office:value-type="float" office:value="261706" calcext:value-type="float">
            <text:p>26170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1...1.11....1111..</text:p>
          </table:table-cell>
          <table:table-cell table:number-columns-repeated="2"/>
          <table:table-cell office:value-type="string" calcext:value-type="string">
            <text:p>0x7868a</text:p>
          </table:table-cell>
          <table:table-cell office:value-type="float" office:value="493194" calcext:value-type="float">
            <text:p>49319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...111.......111.</text:p>
          </table:table-cell>
          <table:table-cell table:number-columns-repeated="2"/>
          <table:table-cell office:value-type="string" calcext:value-type="string">
            <text:p>0xe038c</text:p>
          </table:table-cell>
          <table:table-cell office:value-type="float" office:value="918412" calcext:value-type="float">
            <text:p>91841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.........11.</text:p>
          </table:table-cell>
          <table:table-cell table:number-columns-repeated="2"/>
          <table:table-cell office:value-type="string" calcext:value-type="string">
            <text:p>0xc01fc</text:p>
          </table:table-cell>
          <table:table-cell office:value-type="float" office:value="786940" calcext:value-type="float">
            <text:p>78694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1111.......11.</text:p>
          </table:table-cell>
          <table:table-cell table:number-columns-repeated="2"/>
          <table:table-cell office:value-type="string" calcext:value-type="string">
            <text:p>0xc0786</text:p>
          </table:table-cell>
          <table:table-cell office:value-type="float" office:value="788358" calcext:value-type="float">
            <text:p>78835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1..11.......11</text:p>
          </table:table-cell>
          <table:table-cell table:number-columns-repeated="2"/>
          <table:table-cell office:value-type="string" calcext:value-type="string">
            <text:p>0x180c83</text:p>
          </table:table-cell>
          <table:table-cell office:value-type="float" office:value="1576067" calcext:value-type="float">
            <text:p>157606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1.....1......11</text:p>
          </table:table-cell>
          <table:table-cell table:number-columns-repeated="2"/>
          <table:table-cell office:value-type="string" calcext:value-type="string">
            <text:p>0x181041</text:p>
          </table:table-cell>
          <table:table-cell office:value-type="float" office:value="1577025" calcext:value-type="float">
            <text:p>157702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1......11</text:p>
          </table:table-cell>
          <table:table-cell table:number-columns-repeated="2"/>
          <table:table-cell office:value-type="string" calcext:value-type="string">
            <text:p>0x181001</text:p>
          </table:table-cell>
          <table:table-cell office:value-type="float" office:value="1576961" calcext:value-type="float">
            <text:p>157696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11.....11</text:p>
          </table:table-cell>
          <table:table-cell table:number-columns-repeated="2"/>
          <table:table-cell office:value-type="string" calcext:value-type="string">
            <text:p>0x183001</text:p>
          </table:table-cell>
          <table:table-cell office:value-type="float" office:value="1585153" calcext:value-type="float">
            <text:p>158515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11.....11</text:p>
          </table:table-cell>
          <table:table-cell table:number-columns-repeated="2"/>
          <table:table-cell office:value-type="string" calcext:value-type="string">
            <text:p>0x183001</text:p>
          </table:table-cell>
          <table:table-cell office:value-type="float" office:value="1585153" calcext:value-type="float">
            <text:p>158515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1......1.</text:p>
          </table:table-cell>
          <table:table-cell table:number-columns-repeated="2"/>
          <table:table-cell office:value-type="string" calcext:value-type="string">
            <text:p>0x81003</text:p>
          </table:table-cell>
          <table:table-cell office:value-type="float" office:value="528387" calcext:value-type="float">
            <text:p>52838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11......1.</text:p>
          </table:table-cell>
          <table:table-cell table:number-columns-repeated="2"/>
          <table:table-cell office:value-type="string" calcext:value-type="string">
            <text:p>0x81803</text:p>
          </table:table-cell>
          <table:table-cell office:value-type="float" office:value="530435" calcext:value-type="float">
            <text:p>53043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...111.....11.</text:p>
          </table:table-cell>
          <table:table-cell table:number-columns-repeated="2"/>
          <table:table-cell office:value-type="string" calcext:value-type="string">
            <text:p>0xc1c06</text:p>
          </table:table-cell>
          <table:table-cell office:value-type="float" office:value="793606" calcext:value-type="float">
            <text:p>79360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1111111.....11..</text:p>
          </table:table-cell>
          <table:table-cell table:number-columns-repeated="2"/>
          <table:table-cell office:value-type="string" calcext:value-type="string">
            <text:p>0x60ffe</text:p>
          </table:table-cell>
          <table:table-cell office:value-type="float" office:value="397310" calcext:value-type="float">
            <text:p>39731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11.....11...</text:p>
          </table:table-cell>
          <table:table-cell table:number-columns-repeated="2"/>
          <table:table-cell office:value-type="string" calcext:value-type="string">
            <text:p>0x307fc</text:p>
          </table:table-cell>
          <table:table-cell office:value-type="float" office:value="198652" calcext:value-type="float">
            <text:p>19865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111111...1111....</text:p>
          </table:table-cell>
          <table:table-cell table:number-columns-repeated="2"/>
          <table:table-cell office:value-type="string" calcext:value-type="string">
            <text:p>0x1e3f0</text:p>
          </table:table-cell>
          <table:table-cell office:value-type="float" office:value="123888" calcext:value-type="float">
            <text:p>12388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15</text:p>
          </table:table-cell>
          <table:table-cell office:value-type="string" calcext:value-type="string">
            <text:p>3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3</text:p>
          </table:table-cell>
          <table:table-cell office:value-type="string" calcext:value-type="string">
            <text:p>50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1...1111111...</text:p>
          </table:table-cell>
          <table:table-cell table:number-columns-repeated="2"/>
          <table:table-cell office:value-type="string" calcext:value-type="string">
            <text:p>0x3f8f8</text:p>
          </table:table-cell>
          <table:table-cell office:value-type="float" office:value="260344" calcext:value-type="float">
            <text:p>26034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......111111111..</text:p>
          </table:table-cell>
          <table:table-cell table:number-columns-repeated="2"/>
          <table:table-cell office:value-type="string" calcext:value-type="string">
            <text:p>0x7fc0c</text:p>
          </table:table-cell>
          <table:table-cell office:value-type="float" office:value="523276" calcext:value-type="float">
            <text:p>52327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..11.....1111.</text:p>
          </table:table-cell>
          <table:table-cell table:number-columns-repeated="2"/>
          <table:table-cell office:value-type="string" calcext:value-type="string">
            <text:p>0xf0606</text:p>
          </table:table-cell>
          <table:table-cell office:value-type="float" office:value="984582" calcext:value-type="float">
            <text:p>98458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11........11.</text:p>
          </table:table-cell>
          <table:table-cell table:number-columns-repeated="2"/>
          <table:table-cell office:value-type="string" calcext:value-type="string">
            <text:p>0xc0302</text:p>
          </table:table-cell>
          <table:table-cell office:value-type="float" office:value="787202" calcext:value-type="float">
            <text:p>78720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1..........11</text:p>
          </table:table-cell>
          <table:table-cell table:number-columns-repeated="2"/>
          <table:table-cell office:value-type="string" calcext:value-type="string">
            <text:p>0x180103</text:p>
          </table:table-cell>
          <table:table-cell office:value-type="float" office:value="1573123" calcext:value-type="float">
            <text:p>157312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1111.......11</text:p>
          </table:table-cell>
          <table:table-cell table:number-columns-repeated="2"/>
          <table:table-cell office:value-type="string" calcext:value-type="string">
            <text:p>0x180f01</text:p>
          </table:table-cell>
          <table:table-cell office:value-type="float" office:value="1576705" calcext:value-type="float">
            <text:p>157670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1....1.......1</text:p>
          </table:table-cell>
          <table:table-cell table:number-columns-repeated="2"/>
          <table:table-cell office:value-type="string" calcext:value-type="string">
            <text:p>0x101081</text:p>
          </table:table-cell>
          <table:table-cell office:value-type="float" office:value="1052801" calcext:value-type="float">
            <text:p>105280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1.....11......1</text:p>
          </table:table-cell>
          <table:table-cell table:number-columns-repeated="2"/>
          <table:table-cell office:value-type="string" calcext:value-type="string">
            <text:p>0x103041</text:p>
          </table:table-cell>
          <table:table-cell office:value-type="float" office:value="1060929" calcext:value-type="float">
            <text:p>106092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1......1</text:p>
          </table:table-cell>
          <table:table-cell table:number-columns-repeated="2"/>
          <table:table-cell office:value-type="string" calcext:value-type="string">
            <text:p>0x102001</text:p>
          </table:table-cell>
          <table:table-cell office:value-type="float" office:value="1056769" calcext:value-type="float">
            <text:p>105676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1......1</text:p>
          </table:table-cell>
          <table:table-cell table:number-columns-repeated="2"/>
          <table:table-cell office:value-type="string" calcext:value-type="string">
            <text:p>0x102003</text:p>
          </table:table-cell>
          <table:table-cell office:value-type="float" office:value="1056771" calcext:value-type="float">
            <text:p>105677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1......1</text:p>
          </table:table-cell>
          <table:table-cell table:number-columns-repeated="2"/>
          <table:table-cell office:value-type="string" calcext:value-type="string">
            <text:p>0x102003</text:p>
          </table:table-cell>
          <table:table-cell office:value-type="float" office:value="1056771" calcext:value-type="float">
            <text:p>105677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11......1</text:p>
          </table:table-cell>
          <table:table-cell table:number-columns-repeated="2"/>
          <table:table-cell office:value-type="string" calcext:value-type="string">
            <text:p>0x103003</text:p>
          </table:table-cell>
          <table:table-cell office:value-type="float" office:value="1060867" calcext:value-type="float">
            <text:p>106086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....111.....11</text:p>
          </table:table-cell>
          <table:table-cell table:number-columns-repeated="2"/>
          <table:table-cell office:value-type="string" calcext:value-type="string">
            <text:p>0x183806</text:p>
          </table:table-cell>
          <table:table-cell office:value-type="float" office:value="1587206" calcext:value-type="float">
            <text:p>158720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.....111......1.</text:p>
          </table:table-cell>
          <table:table-cell table:number-columns-repeated="2"/>
          <table:table-cell office:value-type="string" calcext:value-type="string">
            <text:p>0x81c1e</text:p>
          </table:table-cell>
          <table:table-cell office:value-type="float" office:value="531486" calcext:value-type="float">
            <text:p>53148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1111.....1..</text:p>
          </table:table-cell>
          <table:table-cell table:number-columns-repeated="2"/>
          <table:table-cell office:value-type="string" calcext:value-type="string">
            <text:p>0x41ffc</text:p>
          </table:table-cell>
          <table:table-cell office:value-type="float" office:value="270332" calcext:value-type="float">
            <text:p>27033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11111.....11..</text:p>
          </table:table-cell>
          <table:table-cell table:number-columns-repeated="2"/>
          <table:table-cell office:value-type="string" calcext:value-type="string">
            <text:p>0x60ff8</text:p>
          </table:table-cell>
          <table:table-cell office:value-type="float" office:value="397304" calcext:value-type="float">
            <text:p>39730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11111...1111....</text:p>
          </table:table-cell>
          <table:table-cell table:number-columns-repeated="2"/>
          <table:table-cell office:value-type="string" calcext:value-type="string">
            <text:p>0x1e3e0</text:p>
          </table:table-cell>
          <table:table-cell office:value-type="float" office:value="123872" calcext:value-type="float">
            <text:p>12387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15</text:p>
          </table:table-cell>
          <table:table-cell office:value-type="string" calcext:value-type="string">
            <text:p>5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3</text:p>
          </table:table-cell>
          <table:table-cell office:value-type="string" calcext:value-type="string">
            <text:p>73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1...1111111...</text:p>
          </table:table-cell>
          <table:table-cell table:number-columns-repeated="2"/>
          <table:table-cell office:value-type="string" calcext:value-type="string">
            <text:p>0x3f8f8</text:p>
          </table:table-cell>
          <table:table-cell office:value-type="float" office:value="260344" calcext:value-type="float">
            <text:p>26034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.....1111111111..</text:p>
          </table:table-cell>
          <table:table-cell table:number-columns-repeated="2"/>
          <table:table-cell office:value-type="string" calcext:value-type="string">
            <text:p>0x7fe0c</text:p>
          </table:table-cell>
          <table:table-cell office:value-type="float" office:value="523788" calcext:value-type="float">
            <text:p>52378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..11......111.</text:p>
          </table:table-cell>
          <table:table-cell table:number-columns-repeated="2"/>
          <table:table-cell office:value-type="string" calcext:value-type="string">
            <text:p>0xe0606</text:p>
          </table:table-cell>
          <table:table-cell office:value-type="float" office:value="919046" calcext:value-type="float">
            <text:p>91904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11........11.</text:p>
          </table:table-cell>
          <table:table-cell table:number-columns-repeated="2"/>
          <table:table-cell office:value-type="string" calcext:value-type="string">
            <text:p>0xc0302</text:p>
          </table:table-cell>
          <table:table-cell office:value-type="float" office:value="787202" calcext:value-type="float">
            <text:p>78720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1..........11</text:p>
          </table:table-cell>
          <table:table-cell table:number-columns-repeated="2"/>
          <table:table-cell office:value-type="string" calcext:value-type="string">
            <text:p>0x180103</text:p>
          </table:table-cell>
          <table:table-cell office:value-type="float" office:value="1573123" calcext:value-type="float">
            <text:p>157312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11111.......11</text:p>
          </table:table-cell>
          <table:table-cell table:number-columns-repeated="2"/>
          <table:table-cell office:value-type="string" calcext:value-type="string">
            <text:p>0x180f81</text:p>
          </table:table-cell>
          <table:table-cell office:value-type="float" office:value="1576833" calcext:value-type="float">
            <text:p>157683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1....1.......1</text:p>
          </table:table-cell>
          <table:table-cell table:number-columns-repeated="2"/>
          <table:table-cell office:value-type="string" calcext:value-type="string">
            <text:p>0x101081</text:p>
          </table:table-cell>
          <table:table-cell office:value-type="float" office:value="1052801" calcext:value-type="float">
            <text:p>105280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1.....11......1</text:p>
          </table:table-cell>
          <table:table-cell table:number-columns-repeated="2"/>
          <table:table-cell office:value-type="string" calcext:value-type="string">
            <text:p>0x103041</text:p>
          </table:table-cell>
          <table:table-cell office:value-type="float" office:value="1060929" calcext:value-type="float">
            <text:p>106092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1......1</text:p>
          </table:table-cell>
          <table:table-cell table:number-columns-repeated="2"/>
          <table:table-cell office:value-type="string" calcext:value-type="string">
            <text:p>0x102001</text:p>
          </table:table-cell>
          <table:table-cell office:value-type="float" office:value="1056769" calcext:value-type="float">
            <text:p>105676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1.1111.1</text:p>
          </table:table-cell>
          <table:table-cell table:number-columns-repeated="2"/>
          <table:table-cell office:value-type="string" calcext:value-type="string">
            <text:p>0x17a001</text:p>
          </table:table-cell>
          <table:table-cell office:value-type="float" office:value="1548289" calcext:value-type="float">
            <text:p>154828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11111.111</text:p>
          </table:table-cell>
          <table:table-cell table:number-columns-repeated="2"/>
          <table:table-cell office:value-type="string" calcext:value-type="string">
            <text:p>0x1df003</text:p>
          </table:table-cell>
          <table:table-cell office:value-type="float" office:value="1961987" calcext:value-type="float">
            <text:p>196198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1111...11</text:p>
          </table:table-cell>
          <table:table-cell table:number-columns-repeated="2"/>
          <table:table-cell office:value-type="string" calcext:value-type="string">
            <text:p>0x18f003</text:p>
          </table:table-cell>
          <table:table-cell office:value-type="float" office:value="1634307" calcext:value-type="float">
            <text:p>163430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....11111...1.</text:p>
          </table:table-cell>
          <table:table-cell table:number-columns-repeated="2"/>
          <table:table-cell office:value-type="string" calcext:value-type="string">
            <text:p>0x8f806</text:p>
          </table:table-cell>
          <table:table-cell office:value-type="float" office:value="587782" calcext:value-type="float">
            <text:p>58778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.....111..1...1.</text:p>
          </table:table-cell>
          <table:table-cell table:number-columns-repeated="2"/>
          <table:table-cell office:value-type="string" calcext:value-type="string">
            <text:p>0x89c1e</text:p>
          </table:table-cell>
          <table:table-cell office:value-type="float" office:value="564254" calcext:value-type="float">
            <text:p>56425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111...1..1..</text:p>
          </table:table-cell>
          <table:table-cell table:number-columns-repeated="2"/>
          <table:table-cell office:value-type="string" calcext:value-type="string">
            <text:p>0x48ffc</text:p>
          </table:table-cell>
          <table:table-cell office:value-type="float" office:value="299004" calcext:value-type="float">
            <text:p>29900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1111....1.1...</text:p>
          </table:table-cell>
          <table:table-cell table:number-columns-repeated="2"/>
          <table:table-cell office:value-type="string" calcext:value-type="string">
            <text:p>0x287f8</text:p>
          </table:table-cell>
          <table:table-cell office:value-type="float" office:value="165880" calcext:value-type="float">
            <text:p>16588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11111...1111....</text:p>
          </table:table-cell>
          <table:table-cell table:number-columns-repeated="2"/>
          <table:table-cell office:value-type="string" calcext:value-type="string">
            <text:p>0x1e3e0</text:p>
          </table:table-cell>
          <table:table-cell office:value-type="float" office:value="123872" calcext:value-type="float">
            <text:p>12387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15</text:p>
          </table:table-cell>
          <table:table-cell office:value-type="string" calcext:value-type="string">
            <text:p>76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3</text:p>
          </table:table-cell>
          <table:table-cell office:value-type="string" calcext:value-type="string">
            <text:p>96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1....1111111....</text:p>
          </table:table-cell>
          <table:table-cell table:number-columns-repeated="2"/>
          <table:table-cell office:value-type="string" calcext:value-type="string">
            <text:p>0x1fc3e</text:p>
          </table:table-cell>
          <table:table-cell office:value-type="float" office:value="130110" calcext:value-type="float">
            <text:p>13011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1..1..111111111...</text:p>
          </table:table-cell>
          <table:table-cell table:number-columns-repeated="2"/>
          <table:table-cell office:value-type="string" calcext:value-type="string">
            <text:p>0x3fe4a</text:p>
          </table:table-cell>
          <table:table-cell office:value-type="float" office:value="261706" calcext:value-type="float">
            <text:p>26170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1...1.11....1111..</text:p>
          </table:table-cell>
          <table:table-cell table:number-columns-repeated="2"/>
          <table:table-cell office:value-type="string" calcext:value-type="string">
            <text:p>0x7868a</text:p>
          </table:table-cell>
          <table:table-cell office:value-type="float" office:value="493194" calcext:value-type="float">
            <text:p>49319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...111.......111.</text:p>
          </table:table-cell>
          <table:table-cell table:number-columns-repeated="2"/>
          <table:table-cell office:value-type="string" calcext:value-type="string">
            <text:p>0xe038c</text:p>
          </table:table-cell>
          <table:table-cell office:value-type="float" office:value="918412" calcext:value-type="float">
            <text:p>91841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111111.........11.</text:p>
          </table:table-cell>
          <table:table-cell table:number-columns-repeated="2"/>
          <table:table-cell office:value-type="string" calcext:value-type="string">
            <text:p>0xc01ff</text:p>
          </table:table-cell>
          <table:table-cell office:value-type="float" office:value="786943" calcext:value-type="float">
            <text:p>78694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1111.......11.</text:p>
          </table:table-cell>
          <table:table-cell table:number-columns-repeated="2"/>
          <table:table-cell office:value-type="string" calcext:value-type="string">
            <text:p>0xc0786</text:p>
          </table:table-cell>
          <table:table-cell office:value-type="float" office:value="788358" calcext:value-type="float">
            <text:p>78835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1..11.......11</text:p>
          </table:table-cell>
          <table:table-cell table:number-columns-repeated="2"/>
          <table:table-cell office:value-type="string" calcext:value-type="string">
            <text:p>0x180c82</text:p>
          </table:table-cell>
          <table:table-cell office:value-type="float" office:value="1576066" calcext:value-type="float">
            <text:p>157606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1....11......11</text:p>
          </table:table-cell>
          <table:table-cell table:number-columns-repeated="2"/>
          <table:table-cell office:value-type="string" calcext:value-type="string">
            <text:p>0x181841</text:p>
          </table:table-cell>
          <table:table-cell office:value-type="float" office:value="1579073" calcext:value-type="float">
            <text:p>157907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1.....1......11</text:p>
          </table:table-cell>
          <table:table-cell table:number-columns-repeated="2"/>
          <table:table-cell office:value-type="string" calcext:value-type="string">
            <text:p>0x181041</text:p>
          </table:table-cell>
          <table:table-cell office:value-type="float" office:value="1577025" calcext:value-type="float">
            <text:p>157702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1......11</text:p>
          </table:table-cell>
          <table:table-cell table:number-columns-repeated="2"/>
          <table:table-cell office:value-type="string" calcext:value-type="string">
            <text:p>0x181001</text:p>
          </table:table-cell>
          <table:table-cell office:value-type="float" office:value="1576961" calcext:value-type="float">
            <text:p>157696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11.....11</text:p>
          </table:table-cell>
          <table:table-cell table:number-columns-repeated="2"/>
          <table:table-cell office:value-type="string" calcext:value-type="string">
            <text:p>0x183001</text:p>
          </table:table-cell>
          <table:table-cell office:value-type="float" office:value="1585153" calcext:value-type="float">
            <text:p>158515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1......1.</text:p>
          </table:table-cell>
          <table:table-cell table:number-columns-repeated="2"/>
          <table:table-cell office:value-type="string" calcext:value-type="string">
            <text:p>0x81003</text:p>
          </table:table-cell>
          <table:table-cell office:value-type="float" office:value="528387" calcext:value-type="float">
            <text:p>52838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11......1.</text:p>
          </table:table-cell>
          <table:table-cell table:number-columns-repeated="2"/>
          <table:table-cell office:value-type="string" calcext:value-type="string">
            <text:p>0x81803</text:p>
          </table:table-cell>
          <table:table-cell office:value-type="float" office:value="530435" calcext:value-type="float">
            <text:p>53043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......111.....11.</text:p>
          </table:table-cell>
          <table:table-cell table:number-columns-repeated="2"/>
          <table:table-cell office:value-type="string" calcext:value-type="string">
            <text:p>0xc1c0e</text:p>
          </table:table-cell>
          <table:table-cell office:value-type="float" office:value="793614" calcext:value-type="float">
            <text:p>79361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1111111......1..</text:p>
          </table:table-cell>
          <table:table-cell table:number-columns-repeated="2"/>
          <table:table-cell office:value-type="string" calcext:value-type="string">
            <text:p>0x40ffe</text:p>
          </table:table-cell>
          <table:table-cell office:value-type="float" office:value="266238" calcext:value-type="float">
            <text:p>26623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11......1...</text:p>
          </table:table-cell>
          <table:table-cell table:number-columns-repeated="2"/>
          <table:table-cell office:value-type="string" calcext:value-type="string">
            <text:p>0x207fc</text:p>
          </table:table-cell>
          <table:table-cell office:value-type="float" office:value="133116" calcext:value-type="float">
            <text:p>13311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111111..11111....</text:p>
          </table:table-cell>
          <table:table-cell table:number-columns-repeated="2"/>
          <table:table-cell office:value-type="string" calcext:value-type="string">
            <text:p>0x1f3f0</text:p>
          </table:table-cell>
          <table:table-cell office:value-type="float" office:value="127984" calcext:value-type="float">
            <text:p>1279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15</text:p>
          </table:table-cell>
          <table:table-cell office:value-type="string" calcext:value-type="string">
            <text:p>99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3</text:p>
          </table:table-cell>
          <table:table-cell office:value-type="string" calcext:value-type="string">
            <text:p>119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1111.....1111....</text:p>
          </table:table-cell>
          <table:table-cell table:number-columns-repeated="2"/>
          <table:table-cell office:value-type="string" calcext:value-type="string">
            <text:p>0x1e0f0</text:p>
          </table:table-cell>
          <table:table-cell office:value-type="float" office:value="123120" calcext:value-type="float">
            <text:p>12312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..1111111...</text:p>
          </table:table-cell>
          <table:table-cell table:number-columns-repeated="2"/>
          <table:table-cell office:value-type="string" calcext:value-type="string">
            <text:p>0x3f9fc</text:p>
          </table:table-cell>
          <table:table-cell office:value-type="float" office:value="260604" calcext:value-type="float">
            <text:p>26060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11111.11111111..</text:p>
          </table:table-cell>
          <table:table-cell table:number-columns-repeated="2"/>
          <table:table-cell office:value-type="string" calcext:value-type="string">
            <text:p>0x7fbfe</text:p>
          </table:table-cell>
          <table:table-cell office:value-type="float" office:value="523262" calcext:value-type="float">
            <text:p>52326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....11111....111.</text:p>
          </table:table-cell>
          <table:table-cell table:number-columns-repeated="2"/>
          <table:table-cell office:value-type="string" calcext:value-type="string">
            <text:p>0xe1f0e</text:p>
          </table:table-cell>
          <table:table-cell office:value-type="float" office:value="925454" calcext:value-type="float">
            <text:p>92545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..111......11.</text:p>
          </table:table-cell>
          <table:table-cell table:number-columns-repeated="2"/>
          <table:table-cell office:value-type="string" calcext:value-type="string">
            <text:p>0xc0e06</text:p>
          </table:table-cell>
          <table:table-cell office:value-type="float" office:value="790022" calcext:value-type="float">
            <text:p>79002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1........11</text:p>
          </table:table-cell>
          <table:table-cell table:number-columns-repeated="2"/>
          <table:table-cell office:value-type="string" calcext:value-type="string">
            <text:p>0x180403</text:p>
          </table:table-cell>
          <table:table-cell office:value-type="float" office:value="1573891" calcext:value-type="float">
            <text:p>157389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1........11</text:p>
          </table:table-cell>
          <table:table-cell table:number-columns-repeated="2"/>
          <table:table-cell office:value-type="string" calcext:value-type="string">
            <text:p>0x180403</text:p>
          </table:table-cell>
          <table:table-cell office:value-type="float" office:value="1573891" calcext:value-type="float">
            <text:p>157389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1........11</text:p>
          </table:table-cell>
          <table:table-cell table:number-columns-repeated="2"/>
          <table:table-cell office:value-type="string" calcext:value-type="string">
            <text:p>0x180401</text:p>
          </table:table-cell>
          <table:table-cell office:value-type="float" office:value="1573889" calcext:value-type="float">
            <text:p>157388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1........11</text:p>
          </table:table-cell>
          <table:table-cell table:number-columns-repeated="2"/>
          <table:table-cell office:value-type="string" calcext:value-type="string">
            <text:p>0x180401</text:p>
          </table:table-cell>
          <table:table-cell office:value-type="float" office:value="1573889" calcext:value-type="float">
            <text:p>157388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...1</text:p>
          </table:table-cell>
          <table:table-cell table:number-columns-repeated="2"/>
          <table:table-cell office:value-type="string" calcext:value-type="string">
            <text:p>0x100001</text:p>
          </table:table-cell>
          <table:table-cell office:value-type="float" office:value="1048577" calcext:value-type="float">
            <text:p>104857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...1</text:p>
          </table:table-cell>
          <table:table-cell table:number-columns-repeated="2"/>
          <table:table-cell office:value-type="string" calcext:value-type="string">
            <text:p>0x100001</text:p>
          </table:table-cell>
          <table:table-cell office:value-type="float" office:value="1048577" calcext:value-type="float">
            <text:p>104857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..11</text:p>
          </table:table-cell>
          <table:table-cell table:number-columns-repeated="2"/>
          <table:table-cell office:value-type="string" calcext:value-type="string">
            <text:p>0x180001</text:p>
          </table:table-cell>
          <table:table-cell office:value-type="float" office:value="1572865" calcext:value-type="float">
            <text:p>157286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......1.</text:p>
          </table:table-cell>
          <table:table-cell table:number-columns-repeated="2"/>
          <table:table-cell office:value-type="string" calcext:value-type="string">
            <text:p>0x80003</text:p>
          </table:table-cell>
          <table:table-cell office:value-type="float" office:value="524291" calcext:value-type="float">
            <text:p>52429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...........1.</text:p>
          </table:table-cell>
          <table:table-cell table:number-columns-repeated="2"/>
          <table:table-cell office:value-type="string" calcext:value-type="string">
            <text:p>0x80002</text:p>
          </table:table-cell>
          <table:table-cell office:value-type="float" office:value="524290" calcext:value-type="float">
            <text:p>52429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..........11.</text:p>
          </table:table-cell>
          <table:table-cell table:number-columns-repeated="2"/>
          <table:table-cell office:value-type="string" calcext:value-type="string">
            <text:p>0xc0002</text:p>
          </table:table-cell>
          <table:table-cell office:value-type="float" office:value="786434" calcext:value-type="float">
            <text:p>78643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.............11..</text:p>
          </table:table-cell>
          <table:table-cell table:number-columns-repeated="2"/>
          <table:table-cell office:value-type="string" calcext:value-type="string">
            <text:p>0x60004</text:p>
          </table:table-cell>
          <table:table-cell office:value-type="float" office:value="393220" calcext:value-type="float">
            <text:p>39322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1....11..11...</text:p>
          </table:table-cell>
          <table:table-cell table:number-columns-repeated="2"/>
          <table:table-cell office:value-type="string" calcext:value-type="string">
            <text:p>0x330f8</text:p>
          </table:table-cell>
          <table:table-cell office:value-type="float" office:value="209144" calcext:value-type="float">
            <text:p>20914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1........11.....</text:p>
          </table:table-cell>
          <table:table-cell table:number-columns-repeated="2"/>
          <table:table-cell office:value-type="string" calcext:value-type="string">
            <text:p>0xc020</text:p>
          </table:table-cell>
          <table:table-cell office:value-type="float" office:value="49184" calcext:value-type="float">
            <text:p>491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15</text:p>
          </table:table-cell>
          <table:table-cell office:value-type="string" calcext:value-type="string">
            <text:p>12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3</text:p>
          </table:table-cell>
          <table:table-cell office:value-type="string" calcext:value-type="string">
            <text:p>143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...1111111.....</text:p>
          </table:table-cell>
          <table:table-cell table:number-columns-repeated="2"/>
          <table:table-cell office:value-type="string" calcext:value-type="string">
            <text:p>0x1fc78</text:p>
          </table:table-cell>
          <table:table-cell office:value-type="float" office:value="130168" calcext:value-type="float">
            <text:p>1301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...111111111111...</text:p>
          </table:table-cell>
          <table:table-cell table:number-columns-repeated="2"/>
          <table:table-cell office:value-type="string" calcext:value-type="string">
            <text:p>0x7ff84</text:p>
          </table:table-cell>
          <table:table-cell office:value-type="float" office:value="524164" calcext:value-type="float">
            <text:p>52416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1.1111......1111..</text:p>
          </table:table-cell>
          <table:table-cell table:number-columns-repeated="2"/>
          <table:table-cell office:value-type="string" calcext:value-type="string">
            <text:p>0xf03d2</text:p>
          </table:table-cell>
          <table:table-cell office:value-type="float" office:value="984018" calcext:value-type="float">
            <text:p>98401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1.11..........111.</text:p>
          </table:table-cell>
          <table:table-cell table:number-columns-repeated="2"/>
          <table:table-cell office:value-type="string" calcext:value-type="string">
            <text:p>0x1c00d3</text:p>
          </table:table-cell>
          <table:table-cell office:value-type="float" office:value="1835219" calcext:value-type="float">
            <text:p>183521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111111........11.</text:p>
          </table:table-cell>
          <table:table-cell table:number-columns-repeated="2"/>
          <table:table-cell office:value-type="string" calcext:value-type="string">
            <text:p>0x1807fe</text:p>
          </table:table-cell>
          <table:table-cell office:value-type="float" office:value="1574910" calcext:value-type="float">
            <text:p>157491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......11......111</text:p>
          </table:table-cell>
          <table:table-cell table:number-columns-repeated="2"/>
          <table:table-cell office:value-type="string" calcext:value-type="string">
            <text:p>0x381818</text:p>
          </table:table-cell>
          <table:table-cell office:value-type="float" office:value="3676184" calcext:value-type="float">
            <text:p>36761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........11......11</text:p>
          </table:table-cell>
          <table:table-cell table:number-columns-repeated="2"/>
          <table:table-cell office:value-type="string" calcext:value-type="string">
            <text:p>0x303008</text:p>
          </table:table-cell>
          <table:table-cell office:value-type="float" office:value="3158024" calcext:value-type="float">
            <text:p>315802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.........1......11</text:p>
          </table:table-cell>
          <table:table-cell table:number-columns-repeated="2"/>
          <table:table-cell office:value-type="string" calcext:value-type="string">
            <text:p>0x302004</text:p>
          </table:table-cell>
          <table:table-cell office:value-type="float" office:value="3153924" calcext:value-type="float">
            <text:p>315392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......1.....11</text:p>
          </table:table-cell>
          <table:table-cell table:number-columns-repeated="2"/>
          <table:table-cell office:value-type="string" calcext:value-type="string">
            <text:p>0x304002</text:p>
          </table:table-cell>
          <table:table-cell office:value-type="float" office:value="3162114" calcext:value-type="float">
            <text:p>316211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....1......1......1</text:p>
          </table:table-cell>
          <table:table-cell table:number-columns-repeated="2"/>
          <table:table-cell office:value-type="string" calcext:value-type="string">
            <text:p>0x204087</text:p>
          </table:table-cell>
          <table:table-cell office:value-type="float" office:value="2113671" calcext:value-type="float">
            <text:p>211367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...1......1......1</text:p>
          </table:table-cell>
          <table:table-cell table:number-columns-repeated="2"/>
          <table:table-cell office:value-type="string" calcext:value-type="string">
            <text:p>0x204084</text:p>
          </table:table-cell>
          <table:table-cell office:value-type="float" office:value="2113668" calcext:value-type="float">
            <text:p>21136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...11.....1.....11</text:p>
          </table:table-cell>
          <table:table-cell table:number-columns-repeated="2"/>
          <table:table-cell office:value-type="string" calcext:value-type="string">
            <text:p>0x304184</text:p>
          </table:table-cell>
          <table:table-cell office:value-type="float" office:value="3162500" calcext:value-type="float">
            <text:p>316250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11....11.....1.</text:p>
          </table:table-cell>
          <table:table-cell table:number-columns-repeated="2"/>
          <table:table-cell office:value-type="string" calcext:value-type="string">
            <text:p>0x106186</text:p>
          </table:table-cell>
          <table:table-cell office:value-type="float" office:value="1073542" calcext:value-type="float">
            <text:p>107354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1111..111.....1.</text:p>
          </table:table-cell>
          <table:table-cell table:number-columns-repeated="2"/>
          <table:table-cell office:value-type="string" calcext:value-type="string">
            <text:p>0x1073c6</text:p>
          </table:table-cell>
          <table:table-cell office:value-type="float" office:value="1078214" calcext:value-type="float">
            <text:p>107821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11111.....1..</text:p>
          </table:table-cell>
          <table:table-cell table:number-columns-repeated="2"/>
          <table:table-cell office:value-type="string" calcext:value-type="string">
            <text:p>0x83ffc</text:p>
          </table:table-cell>
          <table:table-cell office:value-type="float" office:value="540668" calcext:value-type="float">
            <text:p>5406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.111111....11..</text:p>
          </table:table-cell>
          <table:table-cell table:number-columns-repeated="2"/>
          <table:table-cell office:value-type="string" calcext:value-type="string">
            <text:p>0xc3f7c</text:p>
          </table:table-cell>
          <table:table-cell office:value-type="float" office:value="802684" calcext:value-type="float">
            <text:p>8026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...1111.1111....</text:p>
          </table:table-cell>
          <table:table-cell table:number-columns-repeated="2"/>
          <table:table-cell office:value-type="string" calcext:value-type="string">
            <text:p>0x3de38</text:p>
          </table:table-cell>
          <table:table-cell office:value-type="float" office:value="253496" calcext:value-type="float">
            <text:p>25349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(46</text:p>
          </table:table-cell>
          <table:table-cell office:value-type="string" calcext:value-type="string">
            <text:p>6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9</text:p>
          </table:table-cell>
          <table:table-cell office:value-type="string" calcext:value-type="string">
            <text:p>23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111111.......</text:p>
          </table:table-cell>
          <table:table-cell table:number-columns-repeated="2"/>
          <table:table-cell office:value-type="string" calcext:value-type="string">
            <text:p>0x7e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......11.....</text:p>
          </table:table-cell>
          <table:table-cell table:number-columns-repeated="2"/>
          <table:table-cell office:value-type="string" calcext:value-type="string">
            <text:p>0x1818</text:p>
          </table:table-cell>
          <table:table-cell office:value-type="float" office:value="6168" calcext:value-type="float">
            <text:p>61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.........11...</text:p>
          </table:table-cell>
          <table:table-cell table:number-columns-repeated="2"/>
          <table:table-cell office:value-type="string" calcext:value-type="string">
            <text:p>0x6004</text:p>
          </table:table-cell>
          <table:table-cell office:value-type="float" office:value="24580" calcext:value-type="float">
            <text:p>2458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......11..</text:p>
          </table:table-cell>
          <table:table-cell table:number-columns-repeated="2"/>
          <table:table-cell office:value-type="string" calcext:value-type="string">
            <text:p>0xc002</text:p>
          </table:table-cell>
          <table:table-cell office:value-type="float" office:value="49154" calcext:value-type="float">
            <text:p>4915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1..</text:p>
          </table:table-cell>
          <table:table-cell table:number-columns-repeated="2"/>
          <table:table-cell office:value-type="string" calcext:value-type="string">
            <text:p>0x800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11.........1.</text:p>
          </table:table-cell>
          <table:table-cell table:number-columns-repeated="2"/>
          <table:table-cell office:value-type="string" calcext:value-type="string">
            <text:p>0x10060</text:p>
          </table:table-cell>
          <table:table-cell office:value-type="float" office:value="65632" calcext:value-type="float">
            <text:p>6563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..11.......1.</text:p>
          </table:table-cell>
          <table:table-cell table:number-columns-repeated="2"/>
          <table:table-cell office:value-type="string" calcext:value-type="string">
            <text:p>0x10198</text:p>
          </table:table-cell>
          <table:table-cell office:value-type="float" office:value="65944" calcext:value-type="float">
            <text:p>6594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.............1</text:p>
          </table:table-cell>
          <table:table-cell table:number-columns-repeated="2"/>
          <table:table-cell office:value-type="string" calcext:value-type="string">
            <text:p>0x20004</text:p>
          </table:table-cell>
          <table:table-cell office:value-type="float" office:value="131076" calcext:value-type="float">
            <text:p>13107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.........1</text:p>
          </table:table-cell>
          <table:table-cell table:number-columns-repeated="2"/>
          <table:table-cell office:value-type="string" calcext:value-type="string">
            <text:p>0x20002</text:p>
          </table:table-cell>
          <table:table-cell office:value-type="float" office:value="131074" calcext:value-type="float">
            <text:p>13107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.........1</text:p>
          </table:table-cell>
          <table:table-cell table:number-columns-repeated="2"/>
          <table:table-cell office:value-type="string" calcext:value-type="string">
            <text:p>0x20002</text:p>
          </table:table-cell>
          <table:table-cell office:value-type="float" office:value="131074" calcext:value-type="float">
            <text:p>13107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1</text:p>
          </table:table-cell>
          <table:table-cell table:number-columns-repeated="2"/>
          <table:table-cell office:value-type="string" calcext:value-type="string">
            <text:p>0x20001</text:p>
          </table:table-cell>
          <table:table-cell office:value-type="float" office:value="131073" calcext:value-type="float">
            <text:p>13107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1</text:p>
          </table:table-cell>
          <table:table-cell table:number-columns-repeated="2"/>
          <table:table-cell office:value-type="string" calcext:value-type="string">
            <text:p>0x20001</text:p>
          </table:table-cell>
          <table:table-cell office:value-type="float" office:value="131073" calcext:value-type="float">
            <text:p>13107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1</text:p>
          </table:table-cell>
          <table:table-cell table:number-columns-repeated="2"/>
          <table:table-cell office:value-type="string" calcext:value-type="string">
            <text:p>0x20001</text:p>
          </table:table-cell>
          <table:table-cell office:value-type="float" office:value="131073" calcext:value-type="float">
            <text:p>13107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1</text:p>
          </table:table-cell>
          <table:table-cell table:number-columns-repeated="2"/>
          <table:table-cell office:value-type="string" calcext:value-type="string">
            <text:p>0x20001</text:p>
          </table:table-cell>
          <table:table-cell office:value-type="float" office:value="131073" calcext:value-type="float">
            <text:p>13107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...11</text:p>
          </table:table-cell>
          <table:table-cell table:number-columns-repeated="2"/>
          <table:table-cell office:value-type="string" calcext:value-type="string">
            <text:p>0x30003</text:p>
          </table:table-cell>
          <table:table-cell office:value-type="float" office:value="196611" calcext:value-type="float">
            <text:p>19661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...11</text:p>
          </table:table-cell>
          <table:table-cell table:number-columns-repeated="2"/>
          <table:table-cell office:value-type="string" calcext:value-type="string">
            <text:p>0x30003</text:p>
          </table:table-cell>
          <table:table-cell office:value-type="float" office:value="196611" calcext:value-type="float">
            <text:p>19661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.......11.</text:p>
          </table:table-cell>
          <table:table-cell table:number-columns-repeated="2"/>
          <table:table-cell office:value-type="string" calcext:value-type="string">
            <text:p>0x18002</text:p>
          </table:table-cell>
          <table:table-cell office:value-type="float" office:value="98306" calcext:value-type="float">
            <text:p>9830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........11.</text:p>
          </table:table-cell>
          <table:table-cell table:number-columns-repeated="2"/>
          <table:table-cell office:value-type="string" calcext:value-type="string">
            <text:p>0x18006</text:p>
          </table:table-cell>
          <table:table-cell office:value-type="float" office:value="98310" calcext:value-type="float">
            <text:p>9831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..........111.</text:p>
          </table:table-cell>
          <table:table-cell table:number-columns-repeated="2"/>
          <table:table-cell office:value-type="string" calcext:value-type="string">
            <text:p>0x1c00e</text:p>
          </table:table-cell>
          <table:table-cell office:value-type="float" office:value="114702" calcext:value-type="float">
            <text:p>11470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......1111..</text:p>
          </table:table-cell>
          <table:table-cell table:number-columns-repeated="2"/>
          <table:table-cell office:value-type="string" calcext:value-type="string">
            <text:p>0xf03c</text:p>
          </table:table-cell>
          <table:table-cell office:value-type="float" office:value="61500" calcext:value-type="float">
            <text:p>6150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11111111...</text:p>
          </table:table-cell>
          <table:table-cell table:number-columns-repeated="2"/>
          <table:table-cell office:value-type="string" calcext:value-type="string">
            <text:p>0x7ff8</text:p>
          </table:table-cell>
          <table:table-cell office:value-type="float" office:value="32760" calcext:value-type="float">
            <text:p>3276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1111111111....</text:p>
          </table:table-cell>
          <table:table-cell table:number-columns-repeated="2"/>
          <table:table-cell office:value-type="string" calcext:value-type="string">
            <text:p>0x3ff0</text:p>
          </table:table-cell>
          <table:table-cell office:value-type="float" office:value="16368" calcext:value-type="float">
            <text:p>163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111111......</text:p>
          </table:table-cell>
          <table:table-cell table:number-columns-repeated="2"/>
          <table:table-cell office:value-type="string" calcext:value-type="string">
            <text:p>0xfc0</text:p>
          </table:table-cell>
          <table:table-cell office:value-type="float" office:value="4032" calcext:value-type="float">
            <text:p>403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46</text:p>
          </table:table-cell>
          <table:table-cell office:value-type="string" calcext:value-type="string">
            <text:p>26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9</text:p>
          </table:table-cell>
          <table:table-cell office:value-type="string" calcext:value-type="string">
            <text:p>43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1111111......</text:p>
          </table:table-cell>
          <table:table-cell table:number-columns-repeated="2"/>
          <table:table-cell office:value-type="string" calcext:value-type="string">
            <text:p>0xfe0</text:p>
          </table:table-cell>
          <table:table-cell office:value-type="float" office:value="4064" calcext:value-type="float">
            <text:p>406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11..111....</text:p>
          </table:table-cell>
          <table:table-cell table:number-columns-repeated="2"/>
          <table:table-cell office:value-type="string" calcext:value-type="string">
            <text:p>0x3980</text:p>
          </table:table-cell>
          <table:table-cell office:value-type="float" office:value="14720" calcext:value-type="float">
            <text:p>1472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1....11...</text:p>
          </table:table-cell>
          <table:table-cell table:number-columns-repeated="2"/>
          <table:table-cell office:value-type="string" calcext:value-type="string">
            <text:p>0x6100</text:p>
          </table:table-cell>
          <table:table-cell office:value-type="float" office:value="24832" calcext:value-type="float">
            <text:p>2483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1....11..</text:p>
          </table:table-cell>
          <table:table-cell table:number-columns-repeated="2"/>
          <table:table-cell office:value-type="string" calcext:value-type="string">
            <text:p>0xc200</text:p>
          </table:table-cell>
          <table:table-cell office:value-type="float" office:value="49664" calcext:value-type="float">
            <text:p>4966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11..1.1..</text:p>
          </table:table-cell>
          <table:table-cell table:number-columns-repeated="2"/>
          <table:table-cell office:value-type="string" calcext:value-type="string">
            <text:p>0xa600</text:p>
          </table:table-cell>
          <table:table-cell office:value-type="float" office:value="42496" calcext:value-type="float">
            <text:p>4249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11.1111..1.</text:p>
          </table:table-cell>
          <table:table-cell table:number-columns-repeated="2"/>
          <table:table-cell office:value-type="string" calcext:value-type="string">
            <text:p>0x13df8</text:p>
          </table:table-cell>
          <table:table-cell office:value-type="float" office:value="81400" calcext:value-type="float">
            <text:p>8140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............1.</text:p>
          </table:table-cell>
          <table:table-cell table:number-columns-repeated="2"/>
          <table:table-cell office:value-type="string" calcext:value-type="string">
            <text:p>0x10004</text:p>
          </table:table-cell>
          <table:table-cell office:value-type="float" office:value="65540" calcext:value-type="float">
            <text:p>6554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.........1</text:p>
          </table:table-cell>
          <table:table-cell table:number-columns-repeated="2"/>
          <table:table-cell office:value-type="string" calcext:value-type="string">
            <text:p>0x20002</text:p>
          </table:table-cell>
          <table:table-cell office:value-type="float" office:value="131074" calcext:value-type="float">
            <text:p>13107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.........1</text:p>
          </table:table-cell>
          <table:table-cell table:number-columns-repeated="2"/>
          <table:table-cell office:value-type="string" calcext:value-type="string">
            <text:p>0x20002</text:p>
          </table:table-cell>
          <table:table-cell office:value-type="float" office:value="131074" calcext:value-type="float">
            <text:p>13107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....1</text:p>
          </table:table-cell>
          <table:table-cell table:number-columns-repeated="2"/>
          <table:table-cell office:value-type="string" calcext:value-type="string">
            <text:p>0x20003</text:p>
          </table:table-cell>
          <table:table-cell office:value-type="float" office:value="131075" calcext:value-type="float">
            <text:p>13107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1</text:p>
          </table:table-cell>
          <table:table-cell table:number-columns-repeated="2"/>
          <table:table-cell office:value-type="string" calcext:value-type="string">
            <text:p>0x20001</text:p>
          </table:table-cell>
          <table:table-cell office:value-type="float" office:value="131073" calcext:value-type="float">
            <text:p>13107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1</text:p>
          </table:table-cell>
          <table:table-cell table:number-columns-repeated="2"/>
          <table:table-cell office:value-type="string" calcext:value-type="string">
            <text:p>0x20001</text:p>
          </table:table-cell>
          <table:table-cell office:value-type="float" office:value="131073" calcext:value-type="float">
            <text:p>13107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1</text:p>
          </table:table-cell>
          <table:table-cell table:number-columns-repeated="2"/>
          <table:table-cell office:value-type="string" calcext:value-type="string">
            <text:p>0x20001</text:p>
          </table:table-cell>
          <table:table-cell office:value-type="float" office:value="131073" calcext:value-type="float">
            <text:p>13107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1</text:p>
          </table:table-cell>
          <table:table-cell table:number-columns-repeated="2"/>
          <table:table-cell office:value-type="string" calcext:value-type="string">
            <text:p>0x20001</text:p>
          </table:table-cell>
          <table:table-cell office:value-type="float" office:value="131073" calcext:value-type="float">
            <text:p>13107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1.......1</text:p>
          </table:table-cell>
          <table:table-cell table:number-columns-repeated="2"/>
          <table:table-cell office:value-type="string" calcext:value-type="string">
            <text:p>0x20201</text:p>
          </table:table-cell>
          <table:table-cell office:value-type="float" office:value="131585" calcext:value-type="float">
            <text:p>13158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11......11</text:p>
          </table:table-cell>
          <table:table-cell table:number-columns-repeated="2"/>
          <table:table-cell office:value-type="string" calcext:value-type="string">
            <text:p>0x30303</text:p>
          </table:table-cell>
          <table:table-cell office:value-type="float" office:value="197379" calcext:value-type="float">
            <text:p>19737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11......11</text:p>
          </table:table-cell>
          <table:table-cell table:number-columns-repeated="2"/>
          <table:table-cell office:value-type="string" calcext:value-type="string">
            <text:p>0x30303</text:p>
          </table:table-cell>
          <table:table-cell office:value-type="float" office:value="197379" calcext:value-type="float">
            <text:p>19737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.11.....11.</text:p>
          </table:table-cell>
          <table:table-cell table:number-columns-repeated="2"/>
          <table:table-cell office:value-type="string" calcext:value-type="string">
            <text:p>0x18306</text:p>
          </table:table-cell>
          <table:table-cell office:value-type="float" office:value="99078" calcext:value-type="float">
            <text:p>9907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...1111...111.</text:p>
          </table:table-cell>
          <table:table-cell table:number-columns-repeated="2"/>
          <table:table-cell office:value-type="string" calcext:value-type="string">
            <text:p>0x1c78e</text:p>
          </table:table-cell>
          <table:table-cell office:value-type="float" office:value="116622" calcext:value-type="float">
            <text:p>11662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11111111.</text:p>
          </table:table-cell>
          <table:table-cell table:number-columns-repeated="2"/>
          <table:table-cell office:value-type="string" calcext:value-type="string">
            <text:p>0x1fffc</text:p>
          </table:table-cell>
          <table:table-cell office:value-type="float" office:value="131068" calcext:value-type="float">
            <text:p>1310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..111111..</text:p>
          </table:table-cell>
          <table:table-cell table:number-columns-repeated="2"/>
          <table:table-cell office:value-type="string" calcext:value-type="string">
            <text:p>0xfcfc</text:p>
          </table:table-cell>
          <table:table-cell office:value-type="float" office:value="64764" calcext:value-type="float">
            <text:p>6476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111....1111...</text:p>
          </table:table-cell>
          <table:table-cell table:number-columns-repeated="2"/>
          <table:table-cell office:value-type="string" calcext:value-type="string">
            <text:p>0x7870</text:p>
          </table:table-cell>
          <table:table-cell office:value-type="float" office:value="30832" calcext:value-type="float">
            <text:p>3083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46</text:p>
          </table:table-cell>
          <table:table-cell office:value-type="string" calcext:value-type="string">
            <text:p>46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9</text:p>
          </table:table-cell>
          <table:table-cell office:value-type="string" calcext:value-type="string">
            <text:p>63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111111.......</text:p>
          </table:table-cell>
          <table:table-cell table:number-columns-repeated="2"/>
          <table:table-cell office:value-type="string" calcext:value-type="string">
            <text:p>0x7e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......11.....</text:p>
          </table:table-cell>
          <table:table-cell table:number-columns-repeated="2"/>
          <table:table-cell office:value-type="string" calcext:value-type="string">
            <text:p>0x1818</text:p>
          </table:table-cell>
          <table:table-cell office:value-type="float" office:value="6168" calcext:value-type="float">
            <text:p>61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......1....</text:p>
          </table:table-cell>
          <table:table-cell table:number-columns-repeated="2"/>
          <table:table-cell office:value-type="string" calcext:value-type="string">
            <text:p>0x2006</text:p>
          </table:table-cell>
          <table:table-cell office:value-type="float" office:value="8198" calcext:value-type="float">
            <text:p>819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.1...</text:p>
          </table:table-cell>
          <table:table-cell table:number-columns-repeated="2"/>
          <table:table-cell office:value-type="string" calcext:value-type="string">
            <text:p>0x4003</text:p>
          </table:table-cell>
          <table:table-cell office:value-type="float" office:value="16387" calcext:value-type="float">
            <text:p>1638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1..</text:p>
          </table:table-cell>
          <table:table-cell table:number-columns-repeated="2"/>
          <table:table-cell office:value-type="string" calcext:value-type="string">
            <text:p>0x800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11.</text:p>
          </table:table-cell>
          <table:table-cell table:number-columns-repeated="2"/>
          <table:table-cell office:value-type="string" calcext:value-type="string">
            <text:p>0x18000</text:p>
          </table:table-cell>
          <table:table-cell office:value-type="float" office:value="98304" calcext:value-type="float">
            <text:p>9830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11.........1.</text:p>
          </table:table-cell>
          <table:table-cell table:number-columns-repeated="2"/>
          <table:table-cell office:value-type="string" calcext:value-type="string">
            <text:p>0x1007e</text:p>
          </table:table-cell>
          <table:table-cell office:value-type="float" office:value="65662" calcext:value-type="float">
            <text:p>6566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1...1........1.</text:p>
          </table:table-cell>
          <table:table-cell table:number-columns-repeated="2"/>
          <table:table-cell office:value-type="string" calcext:value-type="string">
            <text:p>0x1008a</text:p>
          </table:table-cell>
          <table:table-cell office:value-type="float" office:value="65674" calcext:value-type="float">
            <text:p>6567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1...1........11</text:p>
          </table:table-cell>
          <table:table-cell table:number-columns-repeated="2"/>
          <table:table-cell office:value-type="string" calcext:value-type="string">
            <text:p>0x3008a</text:p>
          </table:table-cell>
          <table:table-cell office:value-type="float" office:value="196746" calcext:value-type="float">
            <text:p>19674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....1........1</text:p>
          </table:table-cell>
          <table:table-cell table:number-columns-repeated="2"/>
          <table:table-cell office:value-type="string" calcext:value-type="string">
            <text:p>0x2010c</text:p>
          </table:table-cell>
          <table:table-cell office:value-type="float" office:value="131340" calcext:value-type="float">
            <text:p>13134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........1</text:p>
          </table:table-cell>
          <table:table-cell table:number-columns-repeated="2"/>
          <table:table-cell office:value-type="string" calcext:value-type="string">
            <text:p>0x201fc</text:p>
          </table:table-cell>
          <table:table-cell office:value-type="float" office:value="131580" calcext:value-type="float">
            <text:p>13158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..........1</text:p>
          </table:table-cell>
          <table:table-cell table:number-columns-repeated="2"/>
          <table:table-cell office:value-type="string" calcext:value-type="string">
            <text:p>0x20006</text:p>
          </table:table-cell>
          <table:table-cell office:value-type="float" office:value="131078" calcext:value-type="float">
            <text:p>13107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....1</text:p>
          </table:table-cell>
          <table:table-cell table:number-columns-repeated="2"/>
          <table:table-cell office:value-type="string" calcext:value-type="string">
            <text:p>0x20003</text:p>
          </table:table-cell>
          <table:table-cell office:value-type="float" office:value="131075" calcext:value-type="float">
            <text:p>13107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11</text:p>
          </table:table-cell>
          <table:table-cell table:number-columns-repeated="2"/>
          <table:table-cell office:value-type="string" calcext:value-type="string">
            <text:p>0x30001</text:p>
          </table:table-cell>
          <table:table-cell office:value-type="float" office:value="196609" calcext:value-type="float">
            <text:p>19660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11</text:p>
          </table:table-cell>
          <table:table-cell table:number-columns-repeated="2"/>
          <table:table-cell office:value-type="string" calcext:value-type="string">
            <text:p>0x30001</text:p>
          </table:table-cell>
          <table:table-cell office:value-type="float" office:value="196609" calcext:value-type="float">
            <text:p>19660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1.</text:p>
          </table:table-cell>
          <table:table-cell table:number-columns-repeated="2"/>
          <table:table-cell office:value-type="string" calcext:value-type="string">
            <text:p>0x10001</text:p>
          </table:table-cell>
          <table:table-cell office:value-type="float" office:value="65537" calcext:value-type="float">
            <text:p>6553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..11.</text:p>
          </table:table-cell>
          <table:table-cell table:number-columns-repeated="2"/>
          <table:table-cell office:value-type="string" calcext:value-type="string">
            <text:p>0x18003</text:p>
          </table:table-cell>
          <table:table-cell office:value-type="float" office:value="98307" calcext:value-type="float">
            <text:p>9830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............11.</text:p>
          </table:table-cell>
          <table:table-cell table:number-columns-repeated="2"/>
          <table:table-cell office:value-type="string" calcext:value-type="string">
            <text:p>0x18007</text:p>
          </table:table-cell>
          <table:table-cell office:value-type="float" office:value="98311" calcext:value-type="float">
            <text:p>9831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.........111..</text:p>
          </table:table-cell>
          <table:table-cell table:number-columns-repeated="2"/>
          <table:table-cell office:value-type="string" calcext:value-type="string">
            <text:p>0xe00e</text:p>
          </table:table-cell>
          <table:table-cell office:value-type="float" office:value="57358" calcext:value-type="float">
            <text:p>5735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1.....11111..</text:p>
          </table:table-cell>
          <table:table-cell table:number-columns-repeated="2"/>
          <table:table-cell office:value-type="string" calcext:value-type="string">
            <text:p>0xf83e</text:p>
          </table:table-cell>
          <table:table-cell office:value-type="float" office:value="63550" calcext:value-type="float">
            <text:p>6355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111111...</text:p>
          </table:table-cell>
          <table:table-cell table:number-columns-repeated="2"/>
          <table:table-cell office:value-type="string" calcext:value-type="string">
            <text:p>0x7ffc</text:p>
          </table:table-cell>
          <table:table-cell office:value-type="float" office:value="32764" calcext:value-type="float">
            <text:p>3276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1111111....</text:p>
          </table:table-cell>
          <table:table-cell table:number-columns-repeated="2"/>
          <table:table-cell office:value-type="string" calcext:value-type="string">
            <text:p>0x3ff8</text:p>
          </table:table-cell>
          <table:table-cell office:value-type="float" office:value="16376" calcext:value-type="float">
            <text:p>1637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1111111......</text:p>
          </table:table-cell>
          <table:table-cell table:number-columns-repeated="2"/>
          <table:table-cell office:value-type="string" calcext:value-type="string">
            <text:p>0xfe0</text:p>
          </table:table-cell>
          <table:table-cell office:value-type="float" office:value="4064" calcext:value-type="float">
            <text:p>406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46</text:p>
          </table:table-cell>
          <table:table-cell office:value-type="string" calcext:value-type="string">
            <text:p>66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9</text:p>
          </table:table-cell>
          <table:table-cell office:value-type="string" calcext:value-type="string">
            <text:p>85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111111.......</text:p>
          </table:table-cell>
          <table:table-cell table:number-columns-repeated="2"/>
          <table:table-cell office:value-type="string" calcext:value-type="string">
            <text:p>0x1f80</text:p>
          </table:table-cell>
          <table:table-cell office:value-type="float" office:value="8064" calcext:value-type="float">
            <text:p>806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1...11.....</text:p>
          </table:table-cell>
          <table:table-cell table:number-columns-repeated="2"/>
          <table:table-cell office:value-type="string" calcext:value-type="string">
            <text:p>0x6200</text:p>
          </table:table-cell>
          <table:table-cell office:value-type="float" office:value="25088" calcext:value-type="float">
            <text:p>2508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1....11...</text:p>
          </table:table-cell>
          <table:table-cell table:number-columns-repeated="2"/>
          <table:table-cell office:value-type="string" calcext:value-type="string">
            <text:p>0x18400</text:p>
          </table:table-cell>
          <table:table-cell office:value-type="float" office:value="99328" calcext:value-type="float">
            <text:p>9932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11....11..</text:p>
          </table:table-cell>
          <table:table-cell table:number-columns-repeated="2"/>
          <table:table-cell office:value-type="string" calcext:value-type="string">
            <text:p>0x30c00</text:p>
          </table:table-cell>
          <table:table-cell office:value-type="float" office:value="199680" calcext:value-type="float">
            <text:p>19968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11..1.1..</text:p>
          </table:table-cell>
          <table:table-cell table:number-columns-repeated="2"/>
          <table:table-cell office:value-type="string" calcext:value-type="string">
            <text:p>0x29800</text:p>
          </table:table-cell>
          <table:table-cell office:value-type="float" office:value="169984" calcext:value-type="float">
            <text:p>1699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11...1111..1.</text:p>
          </table:table-cell>
          <table:table-cell table:number-columns-repeated="2"/>
          <table:table-cell office:value-type="string" calcext:value-type="string">
            <text:p>0x4f1f8</text:p>
          </table:table-cell>
          <table:table-cell office:value-type="float" office:value="324088" calcext:value-type="float">
            <text:p>32408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.....1........1.</text:p>
          </table:table-cell>
          <table:table-cell table:number-columns-repeated="2"/>
          <table:table-cell office:value-type="string" calcext:value-type="string">
            <text:p>0x4020c</text:p>
          </table:table-cell>
          <table:table-cell office:value-type="float" office:value="262668" calcext:value-type="float">
            <text:p>2626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1.11...1.......11</text:p>
          </table:table-cell>
          <table:table-cell table:number-columns-repeated="2"/>
          <table:table-cell office:value-type="string" calcext:value-type="string">
            <text:p>0xc046a</text:p>
          </table:table-cell>
          <table:table-cell office:value-type="float" office:value="787562" calcext:value-type="float">
            <text:p>78756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11....1........1</text:p>
          </table:table-cell>
          <table:table-cell table:number-columns-repeated="2"/>
          <table:table-cell office:value-type="string" calcext:value-type="string">
            <text:p>0x80430</text:p>
          </table:table-cell>
          <table:table-cell office:value-type="float" office:value="525360" calcext:value-type="float">
            <text:p>52536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111111........1</text:p>
          </table:table-cell>
          <table:table-cell table:number-columns-repeated="2"/>
          <table:table-cell office:value-type="string" calcext:value-type="string">
            <text:p>0x807e1</text:p>
          </table:table-cell>
          <table:table-cell office:value-type="float" office:value="526305" calcext:value-type="float">
            <text:p>52630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11..............1</text:p>
          </table:table-cell>
          <table:table-cell table:number-columns-repeated="2"/>
          <table:table-cell office:value-type="string" calcext:value-type="string">
            <text:p>0x80019</text:p>
          </table:table-cell>
          <table:table-cell office:value-type="float" office:value="524313" calcext:value-type="float">
            <text:p>52431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1...............1</text:p>
          </table:table-cell>
          <table:table-cell table:number-columns-repeated="2"/>
          <table:table-cell office:value-type="string" calcext:value-type="string">
            <text:p>0x80009</text:p>
          </table:table-cell>
          <table:table-cell office:value-type="float" office:value="524297" calcext:value-type="float">
            <text:p>52429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11...............1</text:p>
          </table:table-cell>
          <table:table-cell table:number-columns-repeated="2"/>
          <table:table-cell office:value-type="string" calcext:value-type="string">
            <text:p>0x8000d</text:p>
          </table:table-cell>
          <table:table-cell office:value-type="float" office:value="524301" calcext:value-type="float">
            <text:p>52430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1................1</text:p>
          </table:table-cell>
          <table:table-cell table:number-columns-repeated="2"/>
          <table:table-cell office:value-type="string" calcext:value-type="string">
            <text:p>0x80005</text:p>
          </table:table-cell>
          <table:table-cell office:value-type="float" office:value="524293" calcext:value-type="float">
            <text:p>52429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1...............11</text:p>
          </table:table-cell>
          <table:table-cell table:number-columns-repeated="2"/>
          <table:table-cell office:value-type="string" calcext:value-type="string">
            <text:p>0xc0005</text:p>
          </table:table-cell>
          <table:table-cell office:value-type="float" office:value="786437" calcext:value-type="float">
            <text:p>78643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11..............11</text:p>
          </table:table-cell>
          <table:table-cell table:number-columns-repeated="2"/>
          <table:table-cell office:value-type="string" calcext:value-type="string">
            <text:p>0xc000d</text:p>
          </table:table-cell>
          <table:table-cell office:value-type="float" office:value="786445" calcext:value-type="float">
            <text:p>78644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1.............11.</text:p>
          </table:table-cell>
          <table:table-cell table:number-columns-repeated="2"/>
          <table:table-cell office:value-type="string" calcext:value-type="string">
            <text:p>0x60009</text:p>
          </table:table-cell>
          <table:table-cell office:value-type="float" office:value="393225" calcext:value-type="float">
            <text:p>39322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11...........111.</text:p>
          </table:table-cell>
          <table:table-cell table:number-columns-repeated="2"/>
          <table:table-cell office:value-type="string" calcext:value-type="string">
            <text:p>0x70019</text:p>
          </table:table-cell>
          <table:table-cell office:value-type="float" office:value="458777" calcext:value-type="float">
            <text:p>45877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111.........111..</text:p>
          </table:table-cell>
          <table:table-cell table:number-columns-repeated="2"/>
          <table:table-cell office:value-type="string" calcext:value-type="string">
            <text:p>0x3803a</text:p>
          </table:table-cell>
          <table:table-cell office:value-type="float" office:value="229434" calcext:value-type="float">
            <text:p>22943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111111.1111111..</text:p>
          </table:table-cell>
          <table:table-cell table:number-columns-repeated="2"/>
          <table:table-cell office:value-type="string" calcext:value-type="string">
            <text:p>0x3fbf2</text:p>
          </table:table-cell>
          <table:table-cell office:value-type="float" office:value="261106" calcext:value-type="float">
            <text:p>26110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11111111111....</text:p>
          </table:table-cell>
          <table:table-cell table:number-columns-repeated="2"/>
          <table:table-cell office:value-type="string" calcext:value-type="string">
            <text:p>0xffe2</text:p>
          </table:table-cell>
          <table:table-cell office:value-type="float" office:value="65506" calcext:value-type="float">
            <text:p>6550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...11111111.....</text:p>
          </table:table-cell>
          <table:table-cell table:number-columns-repeated="2"/>
          <table:table-cell office:value-type="string" calcext:value-type="string">
            <text:p>0x7f84</text:p>
          </table:table-cell>
          <table:table-cell office:value-type="float" office:value="32644" calcext:value-type="float">
            <text:p>3264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46</text:p>
          </table:table-cell>
          <table:table-cell office:value-type="string" calcext:value-type="string">
            <text:p>8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9</text:p>
          </table:table-cell>
          <table:table-cell office:value-type="string" calcext:value-type="string">
            <text:p>105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111111........</text:p>
          </table:table-cell>
          <table:table-cell table:number-columns-repeated="2"/>
          <table:table-cell office:value-type="string" calcext:value-type="string">
            <text:p>0x3f0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......11......</text:p>
          </table:table-cell>
          <table:table-cell table:number-columns-repeated="2"/>
          <table:table-cell office:value-type="string" calcext:value-type="string">
            <text:p>0xc0c</text:p>
          </table:table-cell>
          <table:table-cell office:value-type="float" office:value="3084" calcext:value-type="float">
            <text:p>30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11....</text:p>
          </table:table-cell>
          <table:table-cell table:number-columns-repeated="2"/>
          <table:table-cell office:value-type="string" calcext:value-type="string">
            <text:p>0x3003</text:p>
          </table:table-cell>
          <table:table-cell office:value-type="float" office:value="12291" calcext:value-type="float">
            <text:p>1229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1....</text:p>
          </table:table-cell>
          <table:table-cell table:number-columns-repeated="2"/>
          <table:table-cell office:value-type="string" calcext:value-type="string">
            <text:p>0x2001</text:p>
          </table:table-cell>
          <table:table-cell office:value-type="float" office:value="8193" calcext:value-type="float">
            <text:p>819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1...</text:p>
          </table:table-cell>
          <table:table-cell table:number-columns-repeated="2"/>
          <table:table-cell office:value-type="string" calcext:value-type="string">
            <text:p>0x4000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1..........1..</text:p>
          </table:table-cell>
          <table:table-cell table:number-columns-repeated="2"/>
          <table:table-cell office:value-type="string" calcext:value-type="string">
            <text:p>0x8010</text:p>
          </table:table-cell>
          <table:table-cell office:value-type="float" office:value="32784" calcext:value-type="float">
            <text:p>327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.111111....1..</text:p>
          </table:table-cell>
          <table:table-cell table:number-columns-repeated="2"/>
          <table:table-cell office:value-type="string" calcext:value-type="string">
            <text:p>0x87ec</text:p>
          </table:table-cell>
          <table:table-cell office:value-type="float" office:value="34796" calcext:value-type="float">
            <text:p>3479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11...11...1..</text:p>
          </table:table-cell>
          <table:table-cell table:number-columns-repeated="2"/>
          <table:table-cell office:value-type="string" calcext:value-type="string">
            <text:p>0x8c62</text:p>
          </table:table-cell>
          <table:table-cell office:value-type="float" office:value="35938" calcext:value-type="float">
            <text:p>3593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111...11....1.</text:p>
          </table:table-cell>
          <table:table-cell table:number-columns-repeated="2"/>
          <table:table-cell office:value-type="string" calcext:value-type="string">
            <text:p>0x10c71</text:p>
          </table:table-cell>
          <table:table-cell office:value-type="float" office:value="68721" calcext:value-type="float">
            <text:p>6872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1..11.111....1.</text:p>
          </table:table-cell>
          <table:table-cell table:number-columns-repeated="2"/>
          <table:table-cell office:value-type="string" calcext:value-type="string">
            <text:p>0x10ec9</text:p>
          </table:table-cell>
          <table:table-cell office:value-type="float" office:value="69321" calcext:value-type="float">
            <text:p>6932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...111.1....1.</text:p>
          </table:table-cell>
          <table:table-cell table:number-columns-repeated="2"/>
          <table:table-cell office:value-type="string" calcext:value-type="string">
            <text:p>0x10b88</text:p>
          </table:table-cell>
          <table:table-cell office:value-type="float" office:value="68488" calcext:value-type="float">
            <text:p>6848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.....1.....1.</text:p>
          </table:table-cell>
          <table:table-cell table:number-columns-repeated="2"/>
          <table:table-cell office:value-type="string" calcext:value-type="string">
            <text:p>0x10418</text:p>
          </table:table-cell>
          <table:table-cell office:value-type="float" office:value="66584" calcext:value-type="float">
            <text:p>665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1111111.....1.</text:p>
          </table:table-cell>
          <table:table-cell table:number-columns-repeated="2"/>
          <table:table-cell office:value-type="string" calcext:value-type="string">
            <text:p>0x107f0</text:p>
          </table:table-cell>
          <table:table-cell office:value-type="float" office:value="67568" calcext:value-type="float">
            <text:p>675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1111......11.</text:p>
          </table:table-cell>
          <table:table-cell table:number-columns-repeated="2"/>
          <table:table-cell office:value-type="string" calcext:value-type="string">
            <text:p>0x181e0</text:p>
          </table:table-cell>
          <table:table-cell office:value-type="float" office:value="98784" calcext:value-type="float">
            <text:p>987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11.</text:p>
          </table:table-cell>
          <table:table-cell table:number-columns-repeated="2"/>
          <table:table-cell office:value-type="string" calcext:value-type="string">
            <text:p>0x18000</text:p>
          </table:table-cell>
          <table:table-cell office:value-type="float" office:value="98304" calcext:value-type="float">
            <text:p>9830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11.</text:p>
          </table:table-cell>
          <table:table-cell table:number-columns-repeated="2"/>
          <table:table-cell office:value-type="string" calcext:value-type="string">
            <text:p>0x18001</text:p>
          </table:table-cell>
          <table:table-cell office:value-type="float" office:value="98305" calcext:value-type="float">
            <text:p>9830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11..</text:p>
          </table:table-cell>
          <table:table-cell table:number-columns-repeated="2"/>
          <table:table-cell office:value-type="string" calcext:value-type="string">
            <text:p>0xc001</text:p>
          </table:table-cell>
          <table:table-cell office:value-type="float" office:value="49153" calcext:value-type="float">
            <text:p>4915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111..</text:p>
          </table:table-cell>
          <table:table-cell table:number-columns-repeated="2"/>
          <table:table-cell office:value-type="string" calcext:value-type="string">
            <text:p>0xe003</text:p>
          </table:table-cell>
          <table:table-cell office:value-type="float" office:value="57347" calcext:value-type="float">
            <text:p>5734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.........111...</text:p>
          </table:table-cell>
          <table:table-cell table:number-columns-repeated="2"/>
          <table:table-cell office:value-type="string" calcext:value-type="string">
            <text:p>0x7007</text:p>
          </table:table-cell>
          <table:table-cell office:value-type="float" office:value="28679" calcext:value-type="float">
            <text:p>2867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......1111...</text:p>
          </table:table-cell>
          <table:table-cell table:number-columns-repeated="2"/>
          <table:table-cell office:value-type="string" calcext:value-type="string">
            <text:p>0x781e</text:p>
          </table:table-cell>
          <table:table-cell office:value-type="float" office:value="30750" calcext:value-type="float">
            <text:p>3075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11111....</text:p>
          </table:table-cell>
          <table:table-cell table:number-columns-repeated="2"/>
          <table:table-cell office:value-type="string" calcext:value-type="string">
            <text:p>0x3ffc</text:p>
          </table:table-cell>
          <table:table-cell office:value-type="float" office:value="16380" calcext:value-type="float">
            <text:p>1638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111111.....</text:p>
          </table:table-cell>
          <table:table-cell table:number-columns-repeated="2"/>
          <table:table-cell office:value-type="string" calcext:value-type="string">
            <text:p>0x1ff8</text:p>
          </table:table-cell>
          <table:table-cell office:value-type="float" office:value="8184" calcext:value-type="float">
            <text:p>81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111111.......</text:p>
          </table:table-cell>
          <table:table-cell table:number-columns-repeated="2"/>
          <table:table-cell office:value-type="string" calcext:value-type="string">
            <text:p>0x7e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46</text:p>
          </table:table-cell>
          <table:table-cell office:value-type="string" calcext:value-type="string">
            <text:p>10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9</text:p>
          </table:table-cell>
          <table:table-cell office:value-type="string" calcext:value-type="string">
            <text:p>125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111111.......</text:p>
          </table:table-cell>
          <table:table-cell table:number-columns-repeated="2"/>
          <table:table-cell office:value-type="string" calcext:value-type="string">
            <text:p>0x7e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......111....</text:p>
          </table:table-cell>
          <table:table-cell table:number-columns-repeated="2"/>
          <table:table-cell office:value-type="string" calcext:value-type="string">
            <text:p>0x3818</text:p>
          </table:table-cell>
          <table:table-cell office:value-type="float" office:value="14360" calcext:value-type="float">
            <text:p>1436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......11...</text:p>
          </table:table-cell>
          <table:table-cell table:number-columns-repeated="2"/>
          <table:table-cell office:value-type="string" calcext:value-type="string">
            <text:p>0x6006</text:p>
          </table:table-cell>
          <table:table-cell office:value-type="float" office:value="24582" calcext:value-type="float">
            <text:p>2458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.11..</text:p>
          </table:table-cell>
          <table:table-cell table:number-columns-repeated="2"/>
          <table:table-cell office:value-type="string" calcext:value-type="string">
            <text:p>0xc003</text:p>
          </table:table-cell>
          <table:table-cell office:value-type="float" office:value="49155" calcext:value-type="float">
            <text:p>4915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1..</text:p>
          </table:table-cell>
          <table:table-cell table:number-columns-repeated="2"/>
          <table:table-cell office:value-type="string" calcext:value-type="string">
            <text:p>0x800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1..........1.</text:p>
          </table:table-cell>
          <table:table-cell table:number-columns-repeated="2"/>
          <table:table-cell office:value-type="string" calcext:value-type="string">
            <text:p>0x10020</text:p>
          </table:table-cell>
          <table:table-cell office:value-type="float" office:value="65568" calcext:value-type="float">
            <text:p>655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.111111....1.</text:p>
          </table:table-cell>
          <table:table-cell table:number-columns-repeated="2"/>
          <table:table-cell office:value-type="string" calcext:value-type="string">
            <text:p>0x10fd8</text:p>
          </table:table-cell>
          <table:table-cell office:value-type="float" office:value="69592" calcext:value-type="float">
            <text:p>6959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..11...11...1.</text:p>
          </table:table-cell>
          <table:table-cell table:number-columns-repeated="2"/>
          <table:table-cell office:value-type="string" calcext:value-type="string">
            <text:p>0x118c4</text:p>
          </table:table-cell>
          <table:table-cell office:value-type="float" office:value="71876" calcext:value-type="float">
            <text:p>7187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111...11....1</text:p>
          </table:table-cell>
          <table:table-cell table:number-columns-repeated="2"/>
          <table:table-cell office:value-type="string" calcext:value-type="string">
            <text:p>0x218e2</text:p>
          </table:table-cell>
          <table:table-cell office:value-type="float" office:value="137442" calcext:value-type="float">
            <text:p>13744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1..11.111....1</text:p>
          </table:table-cell>
          <table:table-cell table:number-columns-repeated="2"/>
          <table:table-cell office:value-type="string" calcext:value-type="string">
            <text:p>0x21d92</text:p>
          </table:table-cell>
          <table:table-cell office:value-type="float" office:value="138642" calcext:value-type="float">
            <text:p>13864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1...111.1....1</text:p>
          </table:table-cell>
          <table:table-cell table:number-columns-repeated="2"/>
          <table:table-cell office:value-type="string" calcext:value-type="string">
            <text:p>0x21711</text:p>
          </table:table-cell>
          <table:table-cell office:value-type="float" office:value="136977" calcext:value-type="float">
            <text:p>13697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11.....1.....1</text:p>
          </table:table-cell>
          <table:table-cell table:number-columns-repeated="2"/>
          <table:table-cell office:value-type="string" calcext:value-type="string">
            <text:p>0x20831</text:p>
          </table:table-cell>
          <table:table-cell office:value-type="float" office:value="133169" calcext:value-type="float">
            <text:p>13316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1111111.....1</text:p>
          </table:table-cell>
          <table:table-cell table:number-columns-repeated="2"/>
          <table:table-cell office:value-type="string" calcext:value-type="string">
            <text:p>0x20fe1</text:p>
          </table:table-cell>
          <table:table-cell office:value-type="float" office:value="135137" calcext:value-type="float">
            <text:p>13513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1111.......1</text:p>
          </table:table-cell>
          <table:table-cell table:number-columns-repeated="2"/>
          <table:table-cell office:value-type="string" calcext:value-type="string">
            <text:p>0x203c1</text:p>
          </table:table-cell>
          <table:table-cell office:value-type="float" office:value="132033" calcext:value-type="float">
            <text:p>13203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1</text:p>
          </table:table-cell>
          <table:table-cell table:number-columns-repeated="2"/>
          <table:table-cell office:value-type="string" calcext:value-type="string">
            <text:p>0x20001</text:p>
          </table:table-cell>
          <table:table-cell office:value-type="float" office:value="131073" calcext:value-type="float">
            <text:p>13107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1111......1</text:p>
          </table:table-cell>
          <table:table-cell table:number-columns-repeated="2"/>
          <table:table-cell office:value-type="string" calcext:value-type="string">
            <text:p>0x20781</text:p>
          </table:table-cell>
          <table:table-cell office:value-type="float" office:value="132993" calcext:value-type="float">
            <text:p>13299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1....1.....1</text:p>
          </table:table-cell>
          <table:table-cell table:number-columns-repeated="2"/>
          <table:table-cell office:value-type="string" calcext:value-type="string">
            <text:p>0x20841</text:p>
          </table:table-cell>
          <table:table-cell office:value-type="float" office:value="133185" calcext:value-type="float">
            <text:p>13318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11..11....11</text:p>
          </table:table-cell>
          <table:table-cell table:number-columns-repeated="2"/>
          <table:table-cell office:value-type="string" calcext:value-type="string">
            <text:p>0x30cc3</text:p>
          </table:table-cell>
          <table:table-cell office:value-type="float" office:value="199875" calcext:value-type="float">
            <text:p>19987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11......1.</text:p>
          </table:table-cell>
          <table:table-cell table:number-columns-repeated="2"/>
          <table:table-cell office:value-type="string" calcext:value-type="string">
            <text:p>0x10303</text:p>
          </table:table-cell>
          <table:table-cell office:value-type="float" office:value="66307" calcext:value-type="float">
            <text:p>6630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...1111...111.</text:p>
          </table:table-cell>
          <table:table-cell table:number-columns-repeated="2"/>
          <table:table-cell office:value-type="string" calcext:value-type="string">
            <text:p>0x1c78e</text:p>
          </table:table-cell>
          <table:table-cell office:value-type="float" office:value="116622" calcext:value-type="float">
            <text:p>11662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11111111111..</text:p>
          </table:table-cell>
          <table:table-cell table:number-columns-repeated="2"/>
          <table:table-cell office:value-type="string" calcext:value-type="string">
            <text:p>0xfffe</text:p>
          </table:table-cell>
          <table:table-cell office:value-type="float" office:value="65534" calcext:value-type="float">
            <text:p>6553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..111111..</text:p>
          </table:table-cell>
          <table:table-cell table:number-columns-repeated="2"/>
          <table:table-cell office:value-type="string" calcext:value-type="string">
            <text:p>0xfcfc</text:p>
          </table:table-cell>
          <table:table-cell office:value-type="float" office:value="64764" calcext:value-type="float">
            <text:p>6476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....111....</text:p>
          </table:table-cell>
          <table:table-cell table:number-columns-repeated="2"/>
          <table:table-cell office:value-type="string" calcext:value-type="string">
            <text:p>0x3878</text:p>
          </table:table-cell>
          <table:table-cell office:value-type="float" office:value="14456" calcext:value-type="float">
            <text:p>1445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46</text:p>
          </table:table-cell>
          <table:table-cell office:value-type="string" calcext:value-type="string">
            <text:p>12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9</text:p>
          </table:table-cell>
          <table:table-cell office:value-type="string" calcext:value-type="string">
            <text:p>145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11111........</text:p>
          </table:table-cell>
          <table:table-cell table:number-columns-repeated="2"/>
          <table:table-cell office:value-type="string" calcext:value-type="string">
            <text:p>0x3e0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.....11......</text:p>
          </table:table-cell>
          <table:table-cell table:number-columns-repeated="2"/>
          <table:table-cell office:value-type="string" calcext:value-type="string">
            <text:p>0xc18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.....11....</text:p>
          </table:table-cell>
          <table:table-cell table:number-columns-repeated="2"/>
          <table:table-cell office:value-type="string" calcext:value-type="string">
            <text:p>0x3006</text:p>
          </table:table-cell>
          <table:table-cell office:value-type="float" office:value="12294" calcext:value-type="float">
            <text:p>1229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1....</text:p>
          </table:table-cell>
          <table:table-cell table:number-columns-repeated="2"/>
          <table:table-cell office:value-type="string" calcext:value-type="string">
            <text:p>0x2001</text:p>
          </table:table-cell>
          <table:table-cell office:value-type="float" office:value="8193" calcext:value-type="float">
            <text:p>819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1...</text:p>
          </table:table-cell>
          <table:table-cell table:number-columns-repeated="2"/>
          <table:table-cell office:value-type="string" calcext:value-type="string">
            <text:p>0x4001</text:p>
          </table:table-cell>
          <table:table-cell office:value-type="float" office:value="16385" calcext:value-type="float">
            <text:p>1638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1..</text:p>
          </table:table-cell>
          <table:table-cell table:number-columns-repeated="2"/>
          <table:table-cell office:value-type="string" calcext:value-type="string">
            <text:p>0x800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11111......1..</text:p>
          </table:table-cell>
          <table:table-cell table:number-columns-repeated="2"/>
          <table:table-cell office:value-type="string" calcext:value-type="string">
            <text:p>0x81f0</text:p>
          </table:table-cell>
          <table:table-cell office:value-type="float" office:value="33264" calcext:value-type="float">
            <text:p>3326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1.....1..</text:p>
          </table:table-cell>
          <table:table-cell table:number-columns-repeated="2"/>
          <table:table-cell office:value-type="string" calcext:value-type="string">
            <text:p>0x83fc</text:p>
          </table:table-cell>
          <table:table-cell office:value-type="float" office:value="33788" calcext:value-type="float">
            <text:p>3378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....111.....1.</text:p>
          </table:table-cell>
          <table:table-cell table:number-columns-repeated="2"/>
          <table:table-cell office:value-type="string" calcext:value-type="string">
            <text:p>0x1070e</text:p>
          </table:table-cell>
          <table:table-cell office:value-type="float" office:value="67342" calcext:value-type="float">
            <text:p>6734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..1.....1.</text:p>
          </table:table-cell>
          <table:table-cell table:number-columns-repeated="2"/>
          <table:table-cell office:value-type="string" calcext:value-type="string">
            <text:p>0x10402</text:p>
          </table:table-cell>
          <table:table-cell office:value-type="float" office:value="66562" calcext:value-type="float">
            <text:p>6656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1.....1.</text:p>
          </table:table-cell>
          <table:table-cell table:number-columns-repeated="2"/>
          <table:table-cell office:value-type="string" calcext:value-type="string">
            <text:p>0x10401</text:p>
          </table:table-cell>
          <table:table-cell office:value-type="float" office:value="66561" calcext:value-type="float">
            <text:p>6656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1.....1.</text:p>
          </table:table-cell>
          <table:table-cell table:number-columns-repeated="2"/>
          <table:table-cell office:value-type="string" calcext:value-type="string">
            <text:p>0x10401</text:p>
          </table:table-cell>
          <table:table-cell office:value-type="float" office:value="66561" calcext:value-type="float">
            <text:p>6656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1.....1.</text:p>
          </table:table-cell>
          <table:table-cell table:number-columns-repeated="2"/>
          <table:table-cell office:value-type="string" calcext:value-type="string">
            <text:p>0x10401</text:p>
          </table:table-cell>
          <table:table-cell office:value-type="float" office:value="66561" calcext:value-type="float">
            <text:p>6656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1......1.</text:p>
          </table:table-cell>
          <table:table-cell table:number-columns-repeated="2"/>
          <table:table-cell office:value-type="string" calcext:value-type="string">
            <text:p>0x10201</text:p>
          </table:table-cell>
          <table:table-cell office:value-type="float" office:value="66049" calcext:value-type="float">
            <text:p>6604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11......1.</text:p>
          </table:table-cell>
          <table:table-cell table:number-columns-repeated="2"/>
          <table:table-cell office:value-type="string" calcext:value-type="string">
            <text:p>0x10300</text:p>
          </table:table-cell>
          <table:table-cell office:value-type="float" office:value="66304" calcext:value-type="float">
            <text:p>6630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111.1.......11.</text:p>
          </table:table-cell>
          <table:table-cell table:number-columns-repeated="2"/>
          <table:table-cell office:value-type="string" calcext:value-type="string">
            <text:p>0x180bf</text:p>
          </table:table-cell>
          <table:table-cell office:value-type="float" office:value="98495" calcext:value-type="float">
            <text:p>9849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111.......11.</text:p>
          </table:table-cell>
          <table:table-cell table:number-columns-repeated="2"/>
          <table:table-cell office:value-type="string" calcext:value-type="string">
            <text:p>0x180e1</text:p>
          </table:table-cell>
          <table:table-cell office:value-type="float" office:value="98529" calcext:value-type="float">
            <text:p>9852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11.......1..</text:p>
          </table:table-cell>
          <table:table-cell table:number-columns-repeated="2"/>
          <table:table-cell office:value-type="string" calcext:value-type="string">
            <text:p>0x80c1</text:p>
          </table:table-cell>
          <table:table-cell office:value-type="float" office:value="32961" calcext:value-type="float">
            <text:p>3296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111......11..</text:p>
          </table:table-cell>
          <table:table-cell table:number-columns-repeated="2"/>
          <table:table-cell office:value-type="string" calcext:value-type="string">
            <text:p>0xc0e1</text:p>
          </table:table-cell>
          <table:table-cell office:value-type="float" office:value="49377" calcext:value-type="float">
            <text:p>4937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1111....111..</text:p>
          </table:table-cell>
          <table:table-cell table:number-columns-repeated="2"/>
          <table:table-cell office:value-type="string" calcext:value-type="string">
            <text:p>0xe1e3</text:p>
          </table:table-cell>
          <table:table-cell office:value-type="float" office:value="57827" calcext:value-type="float">
            <text:p>5782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111111111111...</text:p>
          </table:table-cell>
          <table:table-cell table:number-columns-repeated="2"/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1..111111....</text:p>
          </table:table-cell>
          <table:table-cell table:number-columns-repeated="2"/>
          <table:table-cell office:value-type="string" calcext:value-type="string">
            <text:p>0x3f3e</text:p>
          </table:table-cell>
          <table:table-cell office:value-type="float" office:value="16190" calcext:value-type="float">
            <text:p>1619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....1111.....</text:p>
          </table:table-cell>
          <table:table-cell table:number-columns-repeated="2"/>
          <table:table-cell office:value-type="string" calcext:value-type="string">
            <text:p>0x1e1c</text:p>
          </table:table-cell>
          <table:table-cell office:value-type="float" office:value="7708" calcext:value-type="float">
            <text:p>770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(83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12</text:p>
          </table:table-cell>
          <table:table-cell office:value-type="string" calcext:value-type="string">
            <text:p>21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11.</text:p>
          </table:table-cell>
          <table:table-cell table:number-columns-repeated="2"/>
          <table:table-cell office:value-type="string" calcext:value-type="string">
            <text:p>0x18000</text:p>
          </table:table-cell>
          <table:table-cell office:value-type="float" office:value="98304" calcext:value-type="float">
            <text:p>9830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11.</text:p>
          </table:table-cell>
          <table:table-cell table:number-columns-repeated="2"/>
          <table:table-cell office:value-type="string" calcext:value-type="string">
            <text:p>0x18000</text:p>
          </table:table-cell>
          <table:table-cell office:value-type="float" office:value="98304" calcext:value-type="float">
            <text:p>9830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11..</text:p>
          </table:table-cell>
          <table:table-cell table:number-columns-repeated="2"/>
          <table:table-cell office:value-type="string" calcext:value-type="string">
            <text:p>0xc000</text:p>
          </table:table-cell>
          <table:table-cell office:value-type="float" office:value="49152" calcext:value-type="float">
            <text:p>4915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11....</text:p>
          </table:table-cell>
          <table:table-cell table:number-columns-repeated="2"/>
          <table:table-cell office:value-type="string" calcext:value-type="string">
            <text:p>0x3000</text:p>
          </table:table-cell>
          <table:table-cell office:value-type="float" office:value="12288" calcext:value-type="float">
            <text:p>1228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111......</text:p>
          </table:table-cell>
          <table:table-cell table:number-columns-repeated="2"/>
          <table:table-cell office:value-type="string" calcext:value-type="string">
            <text:p>0xe0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1111........</text:p>
          </table:table-cell>
          <table:table-cell table:number-columns-repeated="2"/>
          <table:table-cell office:value-type="string" calcext:value-type="string">
            <text:p>0x3c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1111..1111....</text:p>
          </table:table-cell>
          <table:table-cell table:number-columns-repeated="2"/>
          <table:table-cell office:value-type="string" calcext:value-type="string">
            <text:p>0x3cf0</text:p>
          </table:table-cell>
          <table:table-cell office:value-type="float" office:value="15600" calcext:value-type="float">
            <text:p>1560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8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.........1...</text:p>
          </table:table-cell>
          <table:table-cell table:number-columns-repeated="2"/>
          <table:table-cell office:value-type="string" calcext:value-type="string">
            <text:p>0x4018</text:p>
          </table:table-cell>
          <table:table-cell office:value-type="float" office:value="16408" calcext:value-type="float">
            <text:p>1640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...........1..</text:p>
          </table:table-cell>
          <table:table-cell table:number-columns-repeated="2"/>
          <table:table-cell office:value-type="string" calcext:value-type="string">
            <text:p>0x8004</text:p>
          </table:table-cell>
          <table:table-cell office:value-type="float" office:value="32772" calcext:value-type="float">
            <text:p>3277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........1.</text:p>
          </table:table-cell>
          <table:table-cell table:number-columns-repeated="2"/>
          <table:table-cell office:value-type="string" calcext:value-type="string">
            <text:p>0x10002</text:p>
          </table:table-cell>
          <table:table-cell office:value-type="float" office:value="65538" calcext:value-type="float">
            <text:p>6553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........11</text:p>
          </table:table-cell>
          <table:table-cell table:number-columns-repeated="2"/>
          <table:table-cell office:value-type="string" calcext:value-type="string">
            <text:p>0x30002</text:p>
          </table:table-cell>
          <table:table-cell office:value-type="float" office:value="196610" calcext:value-type="float">
            <text:p>19661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....1</text:p>
          </table:table-cell>
          <table:table-cell table:number-columns-repeated="2"/>
          <table:table-cell office:value-type="string" calcext:value-type="string">
            <text:p>0x20003</text:p>
          </table:table-cell>
          <table:table-cell office:value-type="float" office:value="131075" calcext:value-type="float">
            <text:p>13107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1</text:p>
          </table:table-cell>
          <table:table-cell table:number-columns-repeated="2"/>
          <table:table-cell office:value-type="string" calcext:value-type="string">
            <text:p>0x20001</text:p>
          </table:table-cell>
          <table:table-cell office:value-type="float" office:value="131073" calcext:value-type="float">
            <text:p>13107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1</text:p>
          </table:table-cell>
          <table:table-cell table:number-columns-repeated="2"/>
          <table:table-cell office:value-type="string" calcext:value-type="string">
            <text:p>0x20001</text:p>
          </table:table-cell>
          <table:table-cell office:value-type="float" office:value="131073" calcext:value-type="float">
            <text:p>13107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.1</text:p>
          </table:table-cell>
          <table:table-cell table:number-columns-repeated="2"/>
          <table:table-cell office:value-type="string" calcext:value-type="string">
            <text:p>0x20001</text:p>
          </table:table-cell>
          <table:table-cell office:value-type="float" office:value="131073" calcext:value-type="float">
            <text:p>13107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....1</text:p>
          </table:table-cell>
          <table:table-cell table:number-columns-repeated="2"/>
          <table:table-cell office:value-type="string" calcext:value-type="string">
            <text:p>0x20003</text:p>
          </table:table-cell>
          <table:table-cell office:value-type="float" office:value="131075" calcext:value-type="float">
            <text:p>13107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...11</text:p>
          </table:table-cell>
          <table:table-cell table:number-columns-repeated="2"/>
          <table:table-cell office:value-type="string" calcext:value-type="string">
            <text:p>0x30003</text:p>
          </table:table-cell>
          <table:table-cell office:value-type="float" office:value="196611" calcext:value-type="float">
            <text:p>19661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.............11</text:p>
          </table:table-cell>
          <table:table-cell table:number-columns-repeated="2"/>
          <table:table-cell office:value-type="string" calcext:value-type="string">
            <text:p>0x30006</text:p>
          </table:table-cell>
          <table:table-cell office:value-type="float" office:value="196614" calcext:value-type="float">
            <text:p>19661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..........111.</text:p>
          </table:table-cell>
          <table:table-cell table:number-columns-repeated="2"/>
          <table:table-cell office:value-type="string" calcext:value-type="string">
            <text:p>0x1c00e</text:p>
          </table:table-cell>
          <table:table-cell office:value-type="float" office:value="114702" calcext:value-type="float">
            <text:p>11470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......11111.</text:p>
          </table:table-cell>
          <table:table-cell table:number-columns-repeated="2"/>
          <table:table-cell office:value-type="string" calcext:value-type="string">
            <text:p>0x1f03c</text:p>
          </table:table-cell>
          <table:table-cell office:value-type="float" office:value="127036" calcext:value-type="float">
            <text:p>12703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111111111..</text:p>
          </table:table-cell>
          <table:table-cell table:number-columns-repeated="2"/>
          <table:table-cell office:value-type="string" calcext:value-type="string">
            <text:p>0xfff8</text:p>
          </table:table-cell>
          <table:table-cell office:value-type="float" office:value="65528" calcext:value-type="float">
            <text:p>6552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11111111111...</text:p>
          </table:table-cell>
          <table:table-cell table:number-columns-repeated="2"/>
          <table:table-cell office:value-type="string" calcext:value-type="string">
            <text:p>0x7ff0</text:p>
          </table:table-cell>
          <table:table-cell office:value-type="float" office:value="32752" calcext:value-type="float">
            <text:p>3275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1111111.....</text:p>
          </table:table-cell>
          <table:table-cell table:number-columns-repeated="2"/>
          <table:table-cell office:value-type="string" calcext:value-type="string">
            <text:p>0x1fc0</text:p>
          </table:table-cell>
          <table:table-cell office:value-type="float" office:value="8128" calcext:value-type="float">
            <text:p>812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896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83</text:p>
          </table:table-cell>
          <table:table-cell office:value-type="string" calcext:value-type="string">
            <text:p>24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12</text:p>
          </table:table-cell>
          <table:table-cell office:value-type="string" calcext:value-type="string">
            <text:p>41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1..............</text:p>
          </table:table-cell>
          <table:table-cell table:number-columns-repeated="2"/>
          <table:table-cell office:value-type="string" calcext:value-type="string">
            <text:p>0x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1...11........</text:p>
          </table:table-cell>
          <table:table-cell table:number-columns-repeated="2"/>
          <table:table-cell office:value-type="string" calcext:value-type="string">
            <text:p>0x314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1...11.11.....</text:p>
          </table:table-cell>
          <table:table-cell table:number-columns-repeated="2"/>
          <table:table-cell office:value-type="string" calcext:value-type="string">
            <text:p>0x1b14</text:p>
          </table:table-cell>
          <table:table-cell office:value-type="float" office:value="6932" calcext:value-type="float">
            <text:p>693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..11.1..1....</text:p>
          </table:table-cell>
          <table:table-cell table:number-columns-repeated="2"/>
          <table:table-cell office:value-type="string" calcext:value-type="string">
            <text:p>0x259c</text:p>
          </table:table-cell>
          <table:table-cell office:value-type="float" office:value="9628" calcext:value-type="float">
            <text:p>962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11..1..1....</text:p>
          </table:table-cell>
          <table:table-cell table:number-columns-repeated="2"/>
          <table:table-cell office:value-type="string" calcext:value-type="string">
            <text:p>0x24c0</text:p>
          </table:table-cell>
          <table:table-cell office:value-type="float" office:value="9408" calcext:value-type="float">
            <text:p>940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11....11.....</text:p>
          </table:table-cell>
          <table:table-cell table:number-columns-repeated="2"/>
          <table:table-cell office:value-type="string" calcext:value-type="string">
            <text:p>0x1860</text:p>
          </table:table-cell>
          <table:table-cell office:value-type="float" office:value="6240" calcext:value-type="float">
            <text:p>624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1.............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....111.....</text:p>
          </table:table-cell>
          <table:table-cell table:number-columns-repeated="2"/>
          <table:table-cell office:value-type="string" calcext:value-type="string">
            <text:p>0x1c38</text:p>
          </table:table-cell>
          <table:table-cell office:value-type="float" office:value="7224" calcext:value-type="float">
            <text:p>722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..........1....</text:p>
          </table:table-cell>
          <table:table-cell table:number-columns-repeated="2"/>
          <table:table-cell office:value-type="string" calcext:value-type="string">
            <text:p>0x2004</text:p>
          </table:table-cell>
          <table:table-cell office:value-type="float" office:value="8196" calcext:value-type="float">
            <text:p>819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............1...</text:p>
          </table:table-cell>
          <table:table-cell table:number-columns-repeated="2"/>
          <table:table-cell office:value-type="string" calcext:value-type="string">
            <text:p>0x4002</text:p>
          </table:table-cell>
          <table:table-cell office:value-type="float" office:value="16386" calcext:value-type="float">
            <text:p>1638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1..</text:p>
          </table:table-cell>
          <table:table-cell table:number-columns-repeated="2"/>
          <table:table-cell office:value-type="string" calcext:value-type="string">
            <text:p>0x8001</text:p>
          </table:table-cell>
          <table:table-cell office:value-type="float" office:value="32769" calcext:value-type="float">
            <text:p>3276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1.</text:p>
          </table:table-cell>
          <table:table-cell table:number-columns-repeated="2"/>
          <table:table-cell office:value-type="string" calcext:value-type="string">
            <text:p>0x10001</text:p>
          </table:table-cell>
          <table:table-cell office:value-type="float" office:value="65537" calcext:value-type="float">
            <text:p>6553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1.</text:p>
          </table:table-cell>
          <table:table-cell table:number-columns-repeated="2"/>
          <table:table-cell office:value-type="string" calcext:value-type="string">
            <text:p>0x100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1.</text:p>
          </table:table-cell>
          <table:table-cell table:number-columns-repeated="2"/>
          <table:table-cell office:value-type="string" calcext:value-type="string">
            <text:p>0x100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1.</text:p>
          </table:table-cell>
          <table:table-cell table:number-columns-repeated="2"/>
          <table:table-cell office:value-type="string" calcext:value-type="string">
            <text:p>0x100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1.</text:p>
          </table:table-cell>
          <table:table-cell table:number-columns-repeated="2"/>
          <table:table-cell office:value-type="string" calcext:value-type="string">
            <text:p>0x100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.1.</text:p>
          </table:table-cell>
          <table:table-cell table:number-columns-repeated="2"/>
          <table:table-cell office:value-type="string" calcext:value-type="string">
            <text:p>0x10001</text:p>
          </table:table-cell>
          <table:table-cell office:value-type="float" office:value="65537" calcext:value-type="float">
            <text:p>6553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.............11.</text:p>
          </table:table-cell>
          <table:table-cell table:number-columns-repeated="2"/>
          <table:table-cell office:value-type="string" calcext:value-type="string">
            <text:p>0x18001</text:p>
          </table:table-cell>
          <table:table-cell office:value-type="float" office:value="98305" calcext:value-type="float">
            <text:p>9830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............11.</text:p>
          </table:table-cell>
          <table:table-cell table:number-columns-repeated="2"/>
          <table:table-cell office:value-type="string" calcext:value-type="string">
            <text:p>0x18003</text:p>
          </table:table-cell>
          <table:table-cell office:value-type="float" office:value="98307" calcext:value-type="float">
            <text:p>9830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..........111..</text:p>
          </table:table-cell>
          <table:table-cell table:number-columns-repeated="2"/>
          <table:table-cell office:value-type="string" calcext:value-type="string">
            <text:p>0xe007</text:p>
          </table:table-cell>
          <table:table-cell office:value-type="float" office:value="57351" calcext:value-type="float">
            <text:p>5735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1......11111..</text:p>
          </table:table-cell>
          <table:table-cell table:number-columns-repeated="2"/>
          <table:table-cell office:value-type="string" calcext:value-type="string">
            <text:p>0xf81e</text:p>
          </table:table-cell>
          <table:table-cell office:value-type="float" office:value="63518" calcext:value-type="float">
            <text:p>6351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111111...</text:p>
          </table:table-cell>
          <table:table-cell table:number-columns-repeated="2"/>
          <table:table-cell office:value-type="string" calcext:value-type="string">
            <text:p>0x7ffc</text:p>
          </table:table-cell>
          <table:table-cell office:value-type="float" office:value="32764" calcext:value-type="float">
            <text:p>3276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111111.....</text:p>
          </table:table-cell>
          <table:table-cell table:number-columns-repeated="2"/>
          <table:table-cell office:value-type="string" calcext:value-type="string">
            <text:p>0x1ff8</text:p>
          </table:table-cell>
          <table:table-cell office:value-type="float" office:value="8184" calcext:value-type="float">
            <text:p>81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1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111111.......</text:p>
          </table:table-cell>
          <table:table-cell table:number-columns-repeated="2"/>
          <table:table-cell office:value-type="string" calcext:value-type="string">
            <text:p>0x7e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6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83</text:p>
          </table:table-cell>
          <table:table-cell office:value-type="string" calcext:value-type="string">
            <text:p>6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12</text:p>
          </table:table-cell>
          <table:table-cell office:value-type="string" calcext:value-type="string">
            <text:p>81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896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111111......</text:p>
          </table:table-cell>
          <table:table-cell table:number-columns-repeated="2"/>
          <table:table-cell office:value-type="string" calcext:value-type="string">
            <text:p>0x1f80</text:p>
          </table:table-cell>
          <table:table-cell office:value-type="float" office:value="8064" calcext:value-type="float">
            <text:p>806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3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..1111.....111...</text:p>
          </table:table-cell>
          <table:table-cell table:number-columns-repeated="2"/>
          <table:table-cell office:value-type="string" calcext:value-type="string">
            <text:p>0xe0f0</text:p>
          </table:table-cell>
          <table:table-cell office:value-type="float" office:value="57584" calcext:value-type="float">
            <text:p>5758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1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.111.........11..</text:p>
          </table:table-cell>
          <table:table-cell table:number-columns-repeated="2"/>
          <table:table-cell office:value-type="string" calcext:value-type="string">
            <text:p>0x18038</text:p>
          </table:table-cell>
          <table:table-cell office:value-type="float" office:value="98360" calcext:value-type="float">
            <text:p>9836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1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............11.</text:p>
          </table:table-cell>
          <table:table-cell table:number-columns-repeated="2"/>
          <table:table-cell office:value-type="string" calcext:value-type="string">
            <text:p>0x3000c</text:p>
          </table:table-cell>
          <table:table-cell office:value-type="float" office:value="196620" calcext:value-type="float">
            <text:p>19662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1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111.............1.</text:p>
          </table:table-cell>
          <table:table-cell table:number-columns-repeated="2"/>
          <table:table-cell office:value-type="string" calcext:value-type="string">
            <text:p>0x2000e</text:p>
          </table:table-cell>
          <table:table-cell office:value-type="float" office:value="131086" calcext:value-type="float">
            <text:p>13108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1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11..............11</text:p>
          </table:table-cell>
          <table:table-cell table:number-columns-repeated="2"/>
          <table:table-cell office:value-type="string" calcext:value-type="string">
            <text:p>0x60006</text:p>
          </table:table-cell>
          <table:table-cell office:value-type="float" office:value="393222" calcext:value-type="float">
            <text:p>39322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1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11.111111111111..1</text:p>
          </table:table-cell>
          <table:table-cell table:number-columns-repeated="2"/>
          <table:table-cell office:value-type="string" calcext:value-type="string">
            <text:p>0x4fff6</text:p>
          </table:table-cell>
          <table:table-cell office:value-type="float" office:value="327670" calcext:value-type="float">
            <text:p>32767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6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1.....11.........1</text:p>
          </table:table-cell>
          <table:table-cell table:number-columns-repeated="2"/>
          <table:table-cell office:value-type="string" calcext:value-type="string">
            <text:p>0x40183</text:p>
          </table:table-cell>
          <table:table-cell office:value-type="float" office:value="262531" calcext:value-type="float">
            <text:p>26253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8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....11..........1</text:p>
          </table:table-cell>
          <table:table-cell table:number-columns-repeated="2"/>
          <table:table-cell office:value-type="string" calcext:value-type="string">
            <text:p>0x400c3</text:p>
          </table:table-cell>
          <table:table-cell office:value-type="float" office:value="262339" calcext:value-type="float">
            <text:p>26233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8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....1..........11</text:p>
          </table:table-cell>
          <table:table-cell table:number-columns-repeated="2"/>
          <table:table-cell office:value-type="string" calcext:value-type="string">
            <text:p>0x60043</text:p>
          </table:table-cell>
          <table:table-cell office:value-type="float" office:value="393283" calcext:value-type="float">
            <text:p>39328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10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....11.........11</text:p>
          </table:table-cell>
          <table:table-cell table:number-columns-repeated="2"/>
          <table:table-cell office:value-type="string" calcext:value-type="string">
            <text:p>0x600c3</text:p>
          </table:table-cell>
          <table:table-cell office:value-type="float" office:value="393411" calcext:value-type="float">
            <text:p>39341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9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....11........111</text:p>
          </table:table-cell>
          <table:table-cell table:number-columns-repeated="2"/>
          <table:table-cell office:value-type="string" calcext:value-type="string">
            <text:p>0x700c3</text:p>
          </table:table-cell>
          <table:table-cell office:value-type="float" office:value="458947" calcext:value-type="float">
            <text:p>45894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1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....111......111.</text:p>
          </table:table-cell>
          <table:table-cell table:number-columns-repeated="2"/>
          <table:table-cell office:value-type="string" calcext:value-type="string">
            <text:p>0x381c3</text:p>
          </table:table-cell>
          <table:table-cell office:value-type="float" office:value="229827" calcext:value-type="float">
            <text:p>22982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9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.....1111111111..</text:p>
          </table:table-cell>
          <table:table-cell table:number-columns-repeated="2"/>
          <table:table-cell office:value-type="string" calcext:value-type="string">
            <text:p>0x1ff83</text:p>
          </table:table-cell>
          <table:table-cell office:value-type="float" office:value="130947" calcext:value-type="float">
            <text:p>13094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5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11....111111111...</text:p>
          </table:table-cell>
          <table:table-cell table:number-columns-repeated="2"/>
          <table:table-cell office:value-type="string" calcext:value-type="string">
            <text:p>0xff87</text:p>
          </table:table-cell>
          <table:table-cell office:value-type="float" office:value="65415" calcext:value-type="float">
            <text:p>6541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5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11......11111....1</text:p>
          </table:table-cell>
          <table:table-cell table:number-columns-repeated="2"/>
          <table:table-cell office:value-type="string" calcext:value-type="string">
            <text:p>0x43e06</text:p>
          </table:table-cell>
          <table:table-cell office:value-type="float" office:value="278022" calcext:value-type="float">
            <text:p>27802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5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111..............1</text:p>
          </table:table-cell>
          <table:table-cell table:number-columns-repeated="2"/>
          <table:table-cell office:value-type="string" calcext:value-type="string">
            <text:p>0x4000e</text:p>
          </table:table-cell>
          <table:table-cell office:value-type="float" office:value="262158" calcext:value-type="float">
            <text:p>26215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1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11.............11</text:p>
          </table:table-cell>
          <table:table-cell table:number-columns-repeated="2"/>
          <table:table-cell office:value-type="string" calcext:value-type="string">
            <text:p>0x6000c</text:p>
          </table:table-cell>
          <table:table-cell office:value-type="float" office:value="393228" calcext:value-type="float">
            <text:p>39322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1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............1.</text:p>
          </table:table-cell>
          <table:table-cell table:number-columns-repeated="2"/>
          <table:table-cell office:value-type="string" calcext:value-type="string">
            <text:p>0x2001c</text:p>
          </table:table-cell>
          <table:table-cell office:value-type="float" office:value="131100" calcext:value-type="float">
            <text:p>13110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13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1111........11..</text:p>
          </table:table-cell>
          <table:table-cell table:number-columns-repeated="2"/>
          <table:table-cell office:value-type="string" calcext:value-type="string">
            <text:p>0x18078</text:p>
          </table:table-cell>
          <table:table-cell office:value-type="float" office:value="98424" calcext:value-type="float">
            <text:p>9842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1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...11111..1111...</text:p>
          </table:table-cell>
          <table:table-cell table:number-columns-repeated="2"/>
          <table:table-cell office:value-type="string" calcext:value-type="string">
            <text:p>0xf3e0</text:p>
          </table:table-cell>
          <table:table-cell office:value-type="float" office:value="62432" calcext:value-type="float">
            <text:p>6243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6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.....111111......</text:p>
          </table:table-cell>
          <table:table-cell table:number-columns-repeated="2"/>
          <table:table-cell office:value-type="string" calcext:value-type="string">
            <text:p>0x1f80</text:p>
          </table:table-cell>
          <table:table-cell office:value-type="float" office:value="8064" calcext:value-type="float">
            <text:p>806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3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9.999996" calcext:value-type="float">
            <text:p>39.99999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4401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83</text:p>
          </table:table-cell>
          <table:table-cell office:value-type="string" calcext:value-type="string">
            <text:p>8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12</text:p>
          </table:table-cell>
          <table:table-cell office:value-type="string" calcext:value-type="string">
            <text:p>104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896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1111...1111....</text:p>
          </table:table-cell>
          <table:table-cell table:number-columns-repeated="2"/>
          <table:table-cell office:value-type="string" calcext:value-type="string">
            <text:p>0xf1e0</text:p>
          </table:table-cell>
          <table:table-cell office:value-type="float" office:value="61920" calcext:value-type="float">
            <text:p>6192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9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..1....1.1....1...</text:p>
          </table:table-cell>
          <table:table-cell table:number-columns-repeated="2"/>
          <table:table-cell office:value-type="string" calcext:value-type="string">
            <text:p>0x10a10</text:p>
          </table:table-cell>
          <table:table-cell office:value-type="float" office:value="68112" calcext:value-type="float">
            <text:p>6811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9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.1.....11.....1...</text:p>
          </table:table-cell>
          <table:table-cell table:number-columns-repeated="2"/>
          <table:table-cell office:value-type="string" calcext:value-type="string">
            <text:p>0x10608</text:p>
          </table:table-cell>
          <table:table-cell office:value-type="float" office:value="67080" calcext:value-type="float">
            <text:p>6708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9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.1......1......1..</text:p>
          </table:table-cell>
          <table:table-cell table:number-columns-repeated="2"/>
          <table:table-cell office:value-type="string" calcext:value-type="string">
            <text:p>0x20408</text:p>
          </table:table-cell>
          <table:table-cell office:value-type="float" office:value="132104" calcext:value-type="float">
            <text:p>13210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.111111111111111..</text:p>
          </table:table-cell>
          <table:table-cell table:number-columns-repeated="2"/>
          <table:table-cell office:value-type="string" calcext:value-type="string">
            <text:p>0x3fff8</text:p>
          </table:table-cell>
          <table:table-cell office:value-type="float" office:value="262136" calcext:value-type="float">
            <text:p>26213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0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111...............</text:p>
          </table:table-cell>
          <table:table-cell table:number-columns-repeated="2"/>
          <table:table-cell office:value-type="string" calcext:value-type="string">
            <text:p>0x1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11................</text:p>
          </table:table-cell>
          <table:table-cell table:number-columns-repeated="2"/>
          <table:table-cell office:value-type="string" calcext:value-type="string">
            <text:p>0xc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9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111.............1..</text:p>
          </table:table-cell>
          <table:table-cell table:number-columns-repeated="2"/>
          <table:table-cell office:value-type="string" calcext:value-type="string">
            <text:p>0x2000e</text:p>
          </table:table-cell>
          <table:table-cell office:value-type="float" office:value="131086" calcext:value-type="float">
            <text:p>13108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9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.1............11..</text:p>
          </table:table-cell>
          <table:table-cell table:number-columns-repeated="2"/>
          <table:table-cell office:value-type="string" calcext:value-type="string">
            <text:p>0x3000b</text:p>
          </table:table-cell>
          <table:table-cell office:value-type="float" office:value="196619" calcext:value-type="float">
            <text:p>19661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.11...........1...</text:p>
          </table:table-cell>
          <table:table-cell table:number-columns-repeated="2"/>
          <table:table-cell office:value-type="string" calcext:value-type="string">
            <text:p>0x1001b</text:p>
          </table:table-cell>
          <table:table-cell office:value-type="float" office:value="65563" calcext:value-type="float">
            <text:p>6556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..1...........1...</text:p>
          </table:table-cell>
          <table:table-cell table:number-columns-repeated="2"/>
          <table:table-cell office:value-type="string" calcext:value-type="string">
            <text:p>0x10013</text:p>
          </table:table-cell>
          <table:table-cell office:value-type="float" office:value="65555" calcext:value-type="float">
            <text:p>6555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..111........11...</text:p>
          </table:table-cell>
          <table:table-cell table:number-columns-repeated="2"/>
          <table:table-cell office:value-type="string" calcext:value-type="string">
            <text:p>0x18073</text:p>
          </table:table-cell>
          <table:table-cell office:value-type="float" office:value="98419" calcext:value-type="float">
            <text:p>9841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4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...11111..1111....</text:p>
          </table:table-cell>
          <table:table-cell table:number-columns-repeated="2"/>
          <table:table-cell office:value-type="string" calcext:value-type="string">
            <text:p>0xf3e3</text:p>
          </table:table-cell>
          <table:table-cell office:value-type="float" office:value="62435" calcext:value-type="float">
            <text:p>62435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8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1....11111111......</text:p>
          </table:table-cell>
          <table:table-cell table:number-columns-repeated="2"/>
          <table:table-cell office:value-type="string" calcext:value-type="string">
            <text:p>0x3fc3</text:p>
          </table:table-cell>
          <table:table-cell office:value-type="float" office:value="16323" calcext:value-type="float">
            <text:p>16323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3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1........1.......11</text:p>
          </table:table-cell>
          <table:table-cell table:number-columns-repeated="2"/>
          <table:table-cell office:value-type="string" calcext:value-type="string">
            <text:p>0xc0403</text:p>
          </table:table-cell>
          <table:table-cell office:value-type="float" office:value="787459" calcext:value-type="float">
            <text:p>78745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0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1...............1.</text:p>
          </table:table-cell>
          <table:table-cell table:number-columns-repeated="2"/>
          <table:table-cell office:value-type="string" calcext:value-type="string">
            <text:p>0x40007</text:p>
          </table:table-cell>
          <table:table-cell office:value-type="float" office:value="262151" calcext:value-type="float">
            <text:p>262151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9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111..............1.</text:p>
          </table:table-cell>
          <table:table-cell table:number-columns-repeated="2"/>
          <table:table-cell office:value-type="string" calcext:value-type="string">
            <text:p>0x4000e</text:p>
          </table:table-cell>
          <table:table-cell office:value-type="float" office:value="262158" calcext:value-type="float">
            <text:p>26215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9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111.............11.</text:p>
          </table:table-cell>
          <table:table-cell table:number-columns-repeated="2"/>
          <table:table-cell office:value-type="string" calcext:value-type="string">
            <text:p>0x6000e</text:p>
          </table:table-cell>
          <table:table-cell office:value-type="float" office:value="393230" calcext:value-type="float">
            <text:p>39323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0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1111..........11..</text:p>
          </table:table-cell>
          <table:table-cell table:number-columns-repeated="2"/>
          <table:table-cell office:value-type="string" calcext:value-type="string">
            <text:p>0x3003c</text:p>
          </table:table-cell>
          <table:table-cell office:value-type="float" office:value="196668" calcext:value-type="float">
            <text:p>1966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.11111......111...</text:p>
          </table:table-cell>
          <table:table-cell table:number-columns-repeated="2"/>
          <table:table-cell office:value-type="string" calcext:value-type="string">
            <text:p>0x1c0f8</text:p>
          </table:table-cell>
          <table:table-cell office:value-type="float" office:value="114936" calcext:value-type="float">
            <text:p>11493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5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..111111111111....</text:p>
          </table:table-cell>
          <table:table-cell table:number-columns-repeated="2"/>
          <table:table-cell office:value-type="string" calcext:value-type="string">
            <text:p>0xfff0</text:p>
          </table:table-cell>
          <table:table-cell office:value-type="float" office:value="65520" calcext:value-type="float">
            <text:p>6552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7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.....1111111......</text:p>
          </table:table-cell>
          <table:table-cell table:number-columns-repeated="2"/>
          <table:table-cell office:value-type="string" calcext:value-type="string">
            <text:p>0x3f80</text:p>
          </table:table-cell>
          <table:table-cell office:value-type="float" office:value="16256" calcext:value-type="float">
            <text:p>1625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2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.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9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(83</text:p>
          </table:table-cell>
          <table:table-cell office:value-type="string" calcext:value-type="string">
            <text:p>12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12</text:p>
          </table:table-cell>
          <table:table-cell office:value-type="string" calcext:value-type="string">
            <text:p>141)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yteIndex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-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896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1111111.....111</text:p>
          </table:table-cell>
          <table:table-cell table:number-columns-repeated="2"/>
          <table:table-cell office:value-type="string" calcext:value-type="string">
            <text:p>0x1c1fc</text:p>
          </table:table-cell>
          <table:table-cell office:value-type="float" office:value="115196" calcext:value-type="float">
            <text:p>11519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.1.1...11..11..</text:p>
          </table:table-cell>
          <table:table-cell table:number-columns-repeated="2"/>
          <table:table-cell office:value-type="string" calcext:value-type="string">
            <text:p>0x6628</text:p>
          </table:table-cell>
          <table:table-cell office:value-type="float" office:value="26152" calcext:value-type="float">
            <text:p>2615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9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.1.1.....11.1..</text:p>
          </table:table-cell>
          <table:table-cell table:number-columns-repeated="2"/>
          <table:table-cell office:value-type="string" calcext:value-type="string">
            <text:p>0x5828</text:p>
          </table:table-cell>
          <table:table-cell office:value-type="float" office:value="22568" calcext:value-type="float">
            <text:p>22568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0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.111......1.1..</text:p>
          </table:table-cell>
          <table:table-cell table:number-columns-repeated="2"/>
          <table:table-cell office:value-type="string" calcext:value-type="string">
            <text:p>0x5038</text:p>
          </table:table-cell>
          <table:table-cell office:value-type="float" office:value="20536" calcext:value-type="float">
            <text:p>2053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1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.1111111111..1.</text:p>
          </table:table-cell>
          <table:table-cell table:number-columns-repeated="2"/>
          <table:table-cell office:value-type="string" calcext:value-type="string">
            <text:p>0x9ff8</text:p>
          </table:table-cell>
          <table:table-cell office:value-type="float" office:value="40952" calcext:value-type="float">
            <text:p>4095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8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1111.......1..1.</text:p>
          </table:table-cell>
          <table:table-cell table:number-columns-repeated="2"/>
          <table:table-cell office:value-type="string" calcext:value-type="string">
            <text:p>0x901e</text:p>
          </table:table-cell>
          <table:table-cell office:value-type="float" office:value="36894" calcext:value-type="float">
            <text:p>3689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9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11.........1111.</text:p>
          </table:table-cell>
          <table:table-cell table:number-columns-repeated="2"/>
          <table:table-cell office:value-type="string" calcext:value-type="string">
            <text:p>0xf006</text:p>
          </table:table-cell>
          <table:table-cell office:value-type="float" office:value="61446" calcext:value-type="float">
            <text:p>6144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7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1.........1111.</text:p>
          </table:table-cell>
          <table:table-cell table:number-columns-repeated="2"/>
          <table:table-cell office:value-type="string" calcext:value-type="string">
            <text:p>0xf007</text:p>
          </table:table-cell>
          <table:table-cell office:value-type="float" office:value="61447" calcext:value-type="float">
            <text:p>61447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8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..........1....</text:p>
          </table:table-cell>
          <table:table-cell table:number-columns-repeated="2"/>
          <table:table-cell office:value-type="string" calcext:value-type="string">
            <text:p>0x1003</text:p>
          </table:table-cell>
          <table:table-cell office:value-type="float" office:value="4099" calcext:value-type="float">
            <text:p>409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6262)</text:p>
          </table:table-cell>
          <table:table-cell office:value-type="string" calcext:value-type="string">
            <text:p>(-8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..........1....</text:p>
          </table:table-cell>
          <table:table-cell table:number-columns-repeated="2"/>
          <table:table-cell office:value-type="string" calcext:value-type="string">
            <text:p>0x1003</text:p>
          </table:table-cell>
          <table:table-cell office:value-type="float" office:value="4099" calcext:value-type="float">
            <text:p>409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16322)</text:p>
          </table:table-cell>
          <table:table-cell office:value-type="string" calcext:value-type="string">
            <text:p>(-8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..........1....</text:p>
          </table:table-cell>
          <table:table-cell table:number-columns-repeated="2"/>
          <table:table-cell office:value-type="string" calcext:value-type="string">
            <text:p>0x1003</text:p>
          </table:table-cell>
          <table:table-cell office:value-type="float" office:value="4099" calcext:value-type="float">
            <text:p>409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14401)</text:p>
          </table:table-cell>
          <table:table-cell office:value-type="string" calcext:value-type="string">
            <text:p>(-4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..........1....</text:p>
          </table:table-cell>
          <table:table-cell table:number-columns-repeated="2"/>
          <table:table-cell office:value-type="string" calcext:value-type="string">
            <text:p>0x1003</text:p>
          </table:table-cell>
          <table:table-cell office:value-type="float" office:value="4099" calcext:value-type="float">
            <text:p>4099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14401)</text:p>
          </table:table-cell>
          <table:table-cell office:value-type="string" calcext:value-type="string">
            <text:p>(-4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11.........1....</text:p>
          </table:table-cell>
          <table:table-cell table:number-columns-repeated="2"/>
          <table:table-cell office:value-type="string" calcext:value-type="string">
            <text:p>0x1006</text:p>
          </table:table-cell>
          <table:table-cell office:value-type="float" office:value="4102" calcext:value-type="float">
            <text:p>4102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14401)</text:p>
          </table:table-cell>
          <table:table-cell office:value-type="string" calcext:value-type="string">
            <text:p>(-6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11.........1..11</text:p>
          </table:table-cell>
          <table:table-cell table:number-columns-repeated="2"/>
          <table:table-cell office:value-type="string" calcext:value-type="string">
            <text:p>0x19006</text:p>
          </table:table-cell>
          <table:table-cell office:value-type="float" office:value="102406" calcext:value-type="float">
            <text:p>10240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14401)</text:p>
          </table:table-cell>
          <table:table-cell office:value-type="string" calcext:value-type="string">
            <text:p>(-8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11........1.11.</text:p>
          </table:table-cell>
          <table:table-cell table:number-columns-repeated="2"/>
          <table:table-cell office:value-type="string" calcext:value-type="string">
            <text:p>0xd00c</text:p>
          </table:table-cell>
          <table:table-cell office:value-type="float" office:value="53260" calcext:value-type="float">
            <text:p>5326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14401)</text:p>
          </table:table-cell>
          <table:table-cell office:value-type="string" calcext:value-type="string">
            <text:p>(-8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.111......11...</text:p>
          </table:table-cell>
          <table:table-cell table:number-columns-repeated="2"/>
          <table:table-cell office:value-type="string" calcext:value-type="string">
            <text:p>0x3038</text:p>
          </table:table-cell>
          <table:table-cell office:value-type="float" office:value="12344" calcext:value-type="float">
            <text:p>12344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14401)</text:p>
          </table:table-cell>
          <table:table-cell office:value-type="string" calcext:value-type="string">
            <text:p>(-6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...11111111....</text:p>
          </table:table-cell>
          <table:table-cell table:number-columns-repeated="2"/>
          <table:table-cell office:value-type="string" calcext:value-type="string">
            <text:p>0x1fe0</text:p>
          </table:table-cell>
          <table:table-cell office:value-type="float" office:value="8160" calcext:value-type="float">
            <text:p>816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14401)</text:p>
          </table:table-cell>
          <table:table-cell office:value-type="string" calcext:value-type="string">
            <text:p>(-7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..........1....</text:p>
          </table:table-cell>
          <table:table-cell table:number-columns-repeated="2"/>
          <table:table-cell office:value-type="string" calcext:value-type="string">
            <text:p>0x10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39.999996" calcext:value-type="float">
            <text:p>39.99999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4401)</text:p>
          </table:table-cell>
          <table:table-cell office:value-type="string" calcext:value-type="string">
            <text:p>(-4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..........1....</text:p>
          </table:table-cell>
          <table:table-cell table:number-columns-repeated="2"/>
          <table:table-cell office:value-type="string" calcext:value-type="string">
            <text:p>0x10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3.999996" calcext:value-type="float">
            <text:p>43.99999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8705)</text:p>
          </table:table-cell>
          <table:table-cell office:value-type="string" calcext:value-type="string">
            <text:p>(-4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..........1....</text:p>
          </table:table-cell>
          <table:table-cell table:number-columns-repeated="2"/>
          <table:table-cell office:value-type="string" calcext:value-type="string">
            <text:p>0x10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47.999996" calcext:value-type="float">
            <text:p>47.99999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8897)</text:p>
          </table:table-cell>
          <table:table-cell office:value-type="string" calcext:value-type="string">
            <text:p>(-6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..........1....</text:p>
          </table:table-cell>
          <table:table-cell table:number-columns-repeated="2"/>
          <table:table-cell office:value-type="string" calcext:value-type="string">
            <text:p>0x10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4705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1....</text:p>
          </table:table-cell>
          <table:table-cell table:number-columns-repeated="2"/>
          <table:table-cell office:value-type="string" calcext:value-type="string">
            <text:p>0x10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4705)</text:p>
          </table:table-cell>
          <table:table-cell office:value-type="string" calcext:value-type="string">
            <text:p>(-5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..............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b</text:p>
          </table:table-cell>
          <table:table-cell office:value-type="float" office:value="60.000004" calcext:value-type="float">
            <text:p>60.000004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row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24967)</text:p>
          </table:table-cell>
          <table:table-cell office:value-type="string" calcext:value-type="string">
            <text:p>(-7)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la" fo:country="VA" style:font-name-asian="DejaVu Sans" style:language-asian="zh" style:country-asian="CN" style:font-name-complex="DejaVu Sans" style:language-complex="th" style:country-complex="TH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Waree" style:font-family-complex="Waree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94" meta:object-count="0"/>
    <meta:generator>LibreOffice/5.4.1.2$Linux_X86_64 LibreOffice_project/40m0$Build-2</meta:generator>
  </office:meta>
</office:document-meta>
</file>